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application/rdf+xml" manifest:full-path="manifest.rdf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onnées" table:style-name="ta1">
        <table:table-column table:style-name="co1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office:value-type="string" table:style-name="Header">
            <text:p>Cultures développées 1</text:p>
          </table:table-cell>
          <table:table-cell office:value-type="string" table:style-name="Header">
            <text:p>Cultures développées 2</text:p>
          </table:table-cell>
          <table:table-cell office:value-type="string" table:style-name="Header">
            <text:p>Cultures développées 3</text:p>
          </table:table-cell>
          <table:table-cell office:value-type="string" table:style-name="Header">
            <text:p>Cultures développées 4</text:p>
          </table:table-cell>
          <table:table-cell office:value-type="string" table:style-name="Header">
            <text:p>Cultures développées 5</text:p>
          </table:table-cell>
          <table:table-cell office:value-type="string" table:style-name="Header">
            <text:p>Cultures développées 6</text:p>
          </table:table-cell>
          <table:table-cell office:value-type="string" table:style-name="Header">
            <text:p>Production (volume)</text:p>
          </table:table-cell>
          <table:table-cell office:value-type="string" table:style-name="Header">
            <text:p>Superficie développée</text:p>
          </table:table-cell>
          <table:table-cell office:value-type="string" table:style-name="Header">
            <text:p>Rendement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636923652" table:style-name="Body">
            <text:p>636 923 652</text:p>
          </table:table-cell>
          <table:table-cell office:value-type="float" office:value="11336553" table:style-name="Body">
            <text:p>11 336 553</text:p>
          </table:table-cell>
          <table:table-cell office:value-type="float" office:value="56.2" table:style-name="Body">
            <text:p>56,2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575177071" table:style-name="Body">
            <text:p>575 177 071</text:p>
          </table:table-cell>
          <table:table-cell office:value-type="float" office:value="8903793" table:style-name="Body">
            <text:p>8 903 793</text:p>
          </table:table-cell>
          <table:table-cell office:value-type="float" office:value="64.6" table:style-name="Body">
            <text:p>64,6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Blé</text:p>
          </table:table-cell>
          <table:table-cell table:style-name="Body"/>
          <table:table-cell table:style-name="Body"/>
          <table:table-cell table:style-name="Body"/>
          <table:table-cell office:value-type="float" office:value="304987448" table:style-name="Body">
            <text:p>304 987 448</text:p>
          </table:table-cell>
          <table:table-cell office:value-type="float" office:value="4512420" table:style-name="Body">
            <text:p>4 512 420</text:p>
          </table:table-cell>
          <table:table-cell office:value-type="float" office:value="67.6" table:style-name="Body">
            <text:p>67,6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Blé</text:p>
          </table:table-cell>
          <table:table-cell office:value-type="string" table:style-name="Body">
            <text:p>Blé tendre et épeautre</text:p>
          </table:table-cell>
          <table:table-cell table:style-name="Body"/>
          <table:table-cell table:style-name="Body"/>
          <table:table-cell office:value-type="float" office:value="291774013" table:style-name="Body">
            <text:p>291 774 013</text:p>
          </table:table-cell>
          <table:table-cell office:value-type="float" office:value="4260925" table:style-name="Body">
            <text:p>4 260 925</text:p>
          </table:table-cell>
          <table:table-cell office:value-type="float" office:value="68.5" table:style-name="Body">
            <text:p>68,5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Blé</text:p>
          </table:table-cell>
          <table:table-cell office:value-type="string" table:style-name="Body">
            <text:p>Blé tendre et épeautre</text:p>
          </table:table-cell>
          <table:table-cell office:value-type="string" table:style-name="Body">
            <text:p>Blé tendre d'hiver et épeautre</text:p>
          </table:table-cell>
          <table:table-cell table:style-name="Body"/>
          <table:table-cell office:value-type="float" office:value="289259208" table:style-name="Body">
            <text:p>289 259 208</text:p>
          </table:table-cell>
          <table:table-cell office:value-type="float" office:value="4220843" table:style-name="Body">
            <text:p>4 220 843</text:p>
          </table:table-cell>
          <table:table-cell office:value-type="float" office:value="68.5" table:style-name="Body">
            <text:p>68,5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Blé</text:p>
          </table:table-cell>
          <table:table-cell office:value-type="string" table:style-name="Body">
            <text:p>Blé tendre et épeautre</text:p>
          </table:table-cell>
          <table:table-cell office:value-type="string" table:style-name="Body">
            <text:p>Blé tendre de printemps</text:p>
          </table:table-cell>
          <table:table-cell table:style-name="Body"/>
          <table:table-cell office:value-type="float" office:value="2514805" table:style-name="Body">
            <text:p>2 514 805</text:p>
          </table:table-cell>
          <table:table-cell office:value-type="float" office:value="40082" table:style-name="Body">
            <text:p>40 082</text:p>
          </table:table-cell>
          <table:table-cell office:value-type="float" office:value="62.7" table:style-name="Body">
            <text:p>62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Blé</text:p>
          </table:table-cell>
          <table:table-cell office:value-type="string" table:style-name="Body">
            <text:p>Blé dur</text:p>
          </table:table-cell>
          <table:table-cell table:style-name="Body"/>
          <table:table-cell table:style-name="Body"/>
          <table:table-cell office:value-type="float" office:value="13213435" table:style-name="Body">
            <text:p>13 213 435</text:p>
          </table:table-cell>
          <table:table-cell office:value-type="float" office:value="251495" table:style-name="Body">
            <text:p>251 495</text:p>
          </table:table-cell>
          <table:table-cell office:value-type="float" office:value="52.5" table:style-name="Body">
            <text:p>52,5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Blé</text:p>
          </table:table-cell>
          <table:table-cell office:value-type="string" table:style-name="Body">
            <text:p>Blé dur</text:p>
          </table:table-cell>
          <table:table-cell office:value-type="string" table:style-name="Body">
            <text:p>Blé dur d'hiver</text:p>
          </table:table-cell>
          <table:table-cell table:style-name="Body"/>
          <table:table-cell office:value-type="float" office:value="11509309" table:style-name="Body">
            <text:p>11 509 309</text:p>
          </table:table-cell>
          <table:table-cell office:value-type="float" office:value="218462" table:style-name="Body">
            <text:p>218 462</text:p>
          </table:table-cell>
          <table:table-cell office:value-type="float" office:value="52.7" table:style-name="Body">
            <text:p>52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Blé</text:p>
          </table:table-cell>
          <table:table-cell office:value-type="string" table:style-name="Body">
            <text:p>Blé dur</text:p>
          </table:table-cell>
          <table:table-cell office:value-type="string" table:style-name="Body">
            <text:p>Blé dur de printemps</text:p>
          </table:table-cell>
          <table:table-cell table:style-name="Body"/>
          <table:table-cell office:value-type="float" office:value="1704126" table:style-name="Body">
            <text:p>1 704 126</text:p>
          </table:table-cell>
          <table:table-cell office:value-type="float" office:value="33033" table:style-name="Body">
            <text:p>33 033</text:p>
          </table:table-cell>
          <table:table-cell office:value-type="float" office:value="51.6" table:style-name="Body">
            <text:p>51,6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Orge et escourgeon</text:p>
          </table:table-cell>
          <table:table-cell table:style-name="Body"/>
          <table:table-cell table:style-name="Body"/>
          <table:table-cell table:style-name="Body"/>
          <table:table-cell office:value-type="float" office:value="103944342" table:style-name="Body">
            <text:p>103 944 342</text:p>
          </table:table-cell>
          <table:table-cell office:value-type="float" office:value="1972274" table:style-name="Body">
            <text:p>1 972 274</text:p>
          </table:table-cell>
          <table:table-cell office:value-type="float" office:value="52.7" table:style-name="Body">
            <text:p>52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Orge et escourgeon</text:p>
          </table:table-cell>
          <table:table-cell office:value-type="string" table:style-name="Body">
            <text:p>Orge d'hiver et escourgeon</text:p>
          </table:table-cell>
          <table:table-cell table:style-name="Body"/>
          <table:table-cell table:style-name="Body"/>
          <table:table-cell office:value-type="float" office:value="65068637" table:style-name="Body">
            <text:p>65 068 637</text:p>
          </table:table-cell>
          <table:table-cell office:value-type="float" office:value="1177354" table:style-name="Body">
            <text:p>1 177 354</text:p>
          </table:table-cell>
          <table:table-cell office:value-type="float" office:value="55.3" table:style-name="Body">
            <text:p>55,3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Orge et escourgeon</text:p>
          </table:table-cell>
          <table:table-cell office:value-type="string" table:style-name="Body">
            <text:p>Orge de printemps</text:p>
          </table:table-cell>
          <table:table-cell table:style-name="Body"/>
          <table:table-cell table:style-name="Body"/>
          <table:table-cell office:value-type="float" office:value="38875705" table:style-name="Body">
            <text:p>38 875 705</text:p>
          </table:table-cell>
          <table:table-cell office:value-type="float" office:value="794920" table:style-name="Body">
            <text:p>794 920</text:p>
          </table:table-cell>
          <table:table-cell office:value-type="float" office:value="48.9" table:style-name="Body">
            <text:p>48,9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Avoine</text:p>
          </table:table-cell>
          <table:table-cell table:style-name="Body"/>
          <table:table-cell table:style-name="Body"/>
          <table:table-cell table:style-name="Body"/>
          <table:table-cell office:value-type="float" office:value="3901594" table:style-name="Body">
            <text:p>3 901 594</text:p>
          </table:table-cell>
          <table:table-cell office:value-type="float" office:value="98155" table:style-name="Body">
            <text:p>98 155</text:p>
          </table:table-cell>
          <table:table-cell office:value-type="float" office:value="39.7" table:style-name="Body">
            <text:p>39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Avoine</text:p>
          </table:table-cell>
          <table:table-cell office:value-type="string" table:style-name="Body">
            <text:p>Avoine d'hiver</text:p>
          </table:table-cell>
          <table:table-cell table:style-name="Body"/>
          <table:table-cell table:style-name="Body"/>
          <table:table-cell office:value-type="float" office:value="1646905" table:style-name="Body">
            <text:p>1 646 905</text:p>
          </table:table-cell>
          <table:table-cell office:value-type="float" office:value="41913" table:style-name="Body">
            <text:p>41 913</text:p>
          </table:table-cell>
          <table:table-cell office:value-type="float" office:value="39.3" table:style-name="Body">
            <text:p>39,3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Avoine</text:p>
          </table:table-cell>
          <table:table-cell office:value-type="string" table:style-name="Body">
            <text:p>Avoine de printemps</text:p>
          </table:table-cell>
          <table:table-cell table:style-name="Body"/>
          <table:table-cell table:style-name="Body"/>
          <table:table-cell office:value-type="float" office:value="2254689" table:style-name="Body">
            <text:p>2 254 689</text:p>
          </table:table-cell>
          <table:table-cell office:value-type="float" office:value="56242" table:style-name="Body">
            <text:p>56 242</text:p>
          </table:table-cell>
          <table:table-cell office:value-type="float" office:value="40.1" table:style-name="Body">
            <text:p>40,1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Triticale</text:p>
          </table:table-cell>
          <table:table-cell table:style-name="Body"/>
          <table:table-cell table:style-name="Body"/>
          <table:table-cell table:style-name="Body"/>
          <table:table-cell office:value-type="float" office:value="12182078" table:style-name="Body">
            <text:p>12 182 078</text:p>
          </table:table-cell>
          <table:table-cell office:value-type="float" office:value="260996" table:style-name="Body">
            <text:p>260 996</text:p>
          </table:table-cell>
          <table:table-cell office:value-type="float" office:value="46.7" table:style-name="Body">
            <text:p>46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Seigle et méteil</text:p>
          </table:table-cell>
          <table:table-cell table:style-name="Body"/>
          <table:table-cell table:style-name="Body"/>
          <table:table-cell table:style-name="Body"/>
          <table:table-cell office:value-type="float" office:value="1333253" table:style-name="Body">
            <text:p>1 333 253</text:p>
          </table:table-cell>
          <table:table-cell office:value-type="float" office:value="31815" table:style-name="Body">
            <text:p>31 815</text:p>
          </table:table-cell>
          <table:table-cell office:value-type="float" office:value="41.9" table:style-name="Body">
            <text:p>41,9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Maïs grain et maïs semence</text:p>
          </table:table-cell>
          <table:table-cell table:style-name="Body"/>
          <table:table-cell table:style-name="Body"/>
          <table:table-cell table:style-name="Body"/>
          <table:table-cell office:value-type="float" office:value="135762491" table:style-name="Body">
            <text:p>135 762 491</text:p>
          </table:table-cell>
          <table:table-cell office:value-type="float" office:value="1690983" table:style-name="Body">
            <text:p>1 690 983</text:p>
          </table:table-cell>
          <table:table-cell office:value-type="float" office:value="80.3" table:style-name="Body">
            <text:p>80,3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Maïs grain et maïs semence</text:p>
          </table:table-cell>
          <table:table-cell office:value-type="string" table:style-name="Body">
            <text:p>Maïs grain (yc maïs grain humide)</text:p>
          </table:table-cell>
          <table:table-cell table:style-name="Body"/>
          <table:table-cell table:style-name="Body"/>
          <table:table-cell office:value-type="float" office:value="132944450" table:style-name="Body">
            <text:p>132 944 450</text:p>
          </table:table-cell>
          <table:table-cell office:value-type="float" office:value="1608504" table:style-name="Body">
            <text:p>1 608 504</text:p>
          </table:table-cell>
          <table:table-cell office:value-type="float" office:value="82.7" table:style-name="Body">
            <text:p>82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Maïs grain et maïs semence</text:p>
          </table:table-cell>
          <table:table-cell office:value-type="string" table:style-name="Body">
            <text:p>Maïs grain (yc maïs grain humide)</text:p>
          </table:table-cell>
          <table:table-cell office:value-type="string" table:style-name="Body">
            <text:p>Maïs grain</text:p>
          </table:table-cell>
          <table:table-cell table:style-name="Body"/>
          <table:table-cell office:value-type="float" office:value="132944450" table:style-name="Body">
            <text:p>132 944 450</text:p>
          </table:table-cell>
          <table:table-cell office:value-type="float" office:value="1608504" table:style-name="Body">
            <text:p>1 608 504</text:p>
          </table:table-cell>
          <table:table-cell office:value-type="float" office:value="82.7" table:style-name="Body">
            <text:p>82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Maïs grain et maïs semence</text:p>
          </table:table-cell>
          <table:table-cell office:value-type="string" table:style-name="Body">
            <text:p>Maïs grain (yc maïs grain humide)</text:p>
          </table:table-cell>
          <table:table-cell office:value-type="string" table:style-name="Body">
            <text:p>Maïs grain</text:p>
          </table:table-cell>
          <table:table-cell office:value-type="string" table:style-name="Body">
            <text:p>Maïs grain irrigué</text:p>
          </table:table-cell>
          <table:table-cell office:value-type="float" office:value="57315674" table:style-name="Body">
            <text:p>57 315 674</text:p>
          </table:table-cell>
          <table:table-cell office:value-type="float" office:value="548277" table:style-name="Body">
            <text:p>548 277</text:p>
          </table:table-cell>
          <table:table-cell office:value-type="float" office:value="104.5" table:style-name="Body">
            <text:p>104,5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Maïs grain et maïs semence</text:p>
          </table:table-cell>
          <table:table-cell office:value-type="string" table:style-name="Body">
            <text:p>Maïs grain (yc maïs grain humide)</text:p>
          </table:table-cell>
          <table:table-cell office:value-type="string" table:style-name="Body">
            <text:p>Maïs grain</text:p>
          </table:table-cell>
          <table:table-cell office:value-type="string" table:style-name="Body">
            <text:p>Maïs grain non irrigué</text:p>
          </table:table-cell>
          <table:table-cell office:value-type="float" office:value="75628776" table:style-name="Body">
            <text:p>75 628 776</text:p>
          </table:table-cell>
          <table:table-cell office:value-type="float" office:value="1060227" table:style-name="Body">
            <text:p>1 060 227</text:p>
          </table:table-cell>
          <table:table-cell office:value-type="float" office:value="71.3" table:style-name="Body">
            <text:p>71,3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Maïs grain et maïs semence</text:p>
          </table:table-cell>
          <table:table-cell office:value-type="string" table:style-name="Body">
            <text:p>Maïs semence</text:p>
          </table:table-cell>
          <table:table-cell table:style-name="Body"/>
          <table:table-cell table:style-name="Body"/>
          <table:table-cell office:value-type="float" office:value="2818041" table:style-name="Body">
            <text:p>2 818 041</text:p>
          </table:table-cell>
          <table:table-cell office:value-type="float" office:value="82479" table:style-name="Body">
            <text:p>82 479</text:p>
          </table:table-cell>
          <table:table-cell office:value-type="float" office:value="34.2" table:style-name="Body">
            <text:p>34,2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Sorgho grain</text:p>
          </table:table-cell>
          <table:table-cell table:style-name="Body"/>
          <table:table-cell table:style-name="Body"/>
          <table:table-cell table:style-name="Body"/>
          <table:table-cell office:value-type="float" office:value="5332662" table:style-name="Body">
            <text:p>5 332 662</text:p>
          </table:table-cell>
          <table:table-cell office:value-type="float" office:value="115098" table:style-name="Body">
            <text:p>115 098</text:p>
          </table:table-cell>
          <table:table-cell office:value-type="float" office:value="46.3" table:style-name="Body">
            <text:p>46,3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Riz</text:p>
          </table:table-cell>
          <table:table-cell table:style-name="Body"/>
          <table:table-cell table:style-name="Body"/>
          <table:table-cell table:style-name="Body"/>
          <table:table-cell office:value-type="float" office:value="772009" table:style-name="Body">
            <text:p>772 009</text:p>
          </table:table-cell>
          <table:table-cell office:value-type="float" office:value="14045" table:style-name="Body">
            <text:p>14 045</text:p>
          </table:table-cell>
          <table:table-cell office:value-type="float" office:value="55" table:style-name="Body">
            <text:p>55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Riz</text:p>
          </table:table-cell>
          <table:table-cell office:value-type="string" table:style-name="Body">
            <text:p>Riz indica</text:p>
          </table:table-cell>
          <table:table-cell table:style-name="Body"/>
          <table:table-cell table:style-name="Body"/>
          <table:table-cell office:value-type="float" office:value="85045" table:style-name="Body">
            <text:p>85 045</text:p>
          </table:table-cell>
          <table:table-cell office:value-type="float" office:value="1507" table:style-name="Body">
            <text:p>1 507</text:p>
          </table:table-cell>
          <table:table-cell office:value-type="float" office:value="56.4" table:style-name="Body">
            <text:p>56,4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Riz</text:p>
          </table:table-cell>
          <table:table-cell office:value-type="string" table:style-name="Body">
            <text:p>Autres riz (Japonica)</text:p>
          </table:table-cell>
          <table:table-cell table:style-name="Body"/>
          <table:table-cell table:style-name="Body"/>
          <table:table-cell office:value-type="float" office:value="686964" table:style-name="Body">
            <text:p>686 964</text:p>
          </table:table-cell>
          <table:table-cell office:value-type="float" office:value="12538" table:style-name="Body">
            <text:p>12 538</text:p>
          </table:table-cell>
          <table:table-cell office:value-type="float" office:value="54.8" table:style-name="Body">
            <text:p>54,8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Autres céréales, n.c.a. niv. 1</text:p>
          </table:table-cell>
          <table:table-cell table:style-name="Body"/>
          <table:table-cell table:style-name="Body"/>
          <table:table-cell table:style-name="Body"/>
          <table:table-cell office:value-type="float" office:value="6961194" table:style-name="Body">
            <text:p>6 961 194</text:p>
          </table:table-cell>
          <table:table-cell office:value-type="float" office:value="208007" table:style-name="Body">
            <text:p>208 007</text:p>
          </table:table-cell>
          <table:table-cell office:value-type="float" office:value="33.5" table:style-name="Body">
            <text:p>33,5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Autres céréales, n.c.a. niv. 1</text:p>
          </table:table-cell>
          <table:table-cell office:value-type="string" table:style-name="Body">
            <text:p>Autres céréales non mélangées</text:p>
          </table:table-cell>
          <table:table-cell table:style-name="Body"/>
          <table:table-cell table:style-name="Body"/>
          <table:table-cell office:value-type="float" office:value="3135670" table:style-name="Body">
            <text:p>3 135 670</text:p>
          </table:table-cell>
          <table:table-cell office:value-type="float" office:value="100497" table:style-name="Body">
            <text:p>100 497</text:p>
          </table:table-cell>
          <table:table-cell office:value-type="float" office:value="31.2" table:style-name="Body">
            <text:p>31,2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Céréales</text:p>
          </table:table-cell>
          <table:table-cell office:value-type="string" table:style-name="Body">
            <text:p>Autres céréales, n.c.a. niv. 1</text:p>
          </table:table-cell>
          <table:table-cell office:value-type="string" table:style-name="Body">
            <text:p>Mélanges de céréales, hors méteil</text:p>
          </table:table-cell>
          <table:table-cell table:style-name="Body"/>
          <table:table-cell table:style-name="Body"/>
          <table:table-cell office:value-type="float" office:value="3825524" table:style-name="Body">
            <text:p>3 825 524</text:p>
          </table:table-cell>
          <table:table-cell office:value-type="float" office:value="107510" table:style-name="Body">
            <text:p>107 510</text:p>
          </table:table-cell>
          <table:table-cell office:value-type="float" office:value="35.6" table:style-name="Body">
            <text:p>35,6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53847431" table:style-name="Body">
            <text:p>53 847 431</text:p>
          </table:table-cell>
          <table:table-cell office:value-type="float" office:value="2120885" table:style-name="Body">
            <text:p>2 120 885</text:p>
          </table:table-cell>
          <table:table-cell office:value-type="float" office:value="25.4" table:style-name="Body">
            <text:p>25,4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Colza grain et navette</text:p>
          </table:table-cell>
          <table:table-cell table:style-name="Body"/>
          <table:table-cell table:style-name="Body"/>
          <table:table-cell table:style-name="Body"/>
          <table:table-cell office:value-type="float" office:value="32971249" table:style-name="Body">
            <text:p>32 971 249</text:p>
          </table:table-cell>
          <table:table-cell office:value-type="float" office:value="1113935" table:style-name="Body">
            <text:p>1 113 935</text:p>
          </table:table-cell>
          <table:table-cell office:value-type="float" office:value="29.6" table:style-name="Body">
            <text:p>29,6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Colza grain et navette</text:p>
          </table:table-cell>
          <table:table-cell office:value-type="string" table:style-name="Body">
            <text:p>Colza grain d'hiver</text:p>
          </table:table-cell>
          <table:table-cell table:style-name="Body"/>
          <table:table-cell table:style-name="Body"/>
          <table:table-cell office:value-type="float" office:value="32908620" table:style-name="Body">
            <text:p>32 908 620</text:p>
          </table:table-cell>
          <table:table-cell office:value-type="float" office:value="1111406" table:style-name="Body">
            <text:p>1 111 406</text:p>
          </table:table-cell>
          <table:table-cell office:value-type="float" office:value="29.6" table:style-name="Body">
            <text:p>29,6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Colza grain et navette</text:p>
          </table:table-cell>
          <table:table-cell office:value-type="string" table:style-name="Body">
            <text:p>Colza grain de printemps et navette</text:p>
          </table:table-cell>
          <table:table-cell table:style-name="Body"/>
          <table:table-cell table:style-name="Body"/>
          <table:table-cell office:value-type="float" office:value="62629" table:style-name="Body">
            <text:p>62 629</text:p>
          </table:table-cell>
          <table:table-cell office:value-type="float" office:value="2529" table:style-name="Body">
            <text:p>2 529</text:p>
          </table:table-cell>
          <table:table-cell office:value-type="float" office:value="24.8" table:style-name="Body">
            <text:p>24,8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Tournesol</text:p>
          </table:table-cell>
          <table:table-cell table:style-name="Body"/>
          <table:table-cell table:style-name="Body"/>
          <table:table-cell table:style-name="Body"/>
          <table:table-cell office:value-type="float" office:value="16070775" table:style-name="Body">
            <text:p>16 070 775</text:p>
          </table:table-cell>
          <table:table-cell office:value-type="float" office:value="778401" table:style-name="Body">
            <text:p>778 401</text:p>
          </table:table-cell>
          <table:table-cell office:value-type="float" office:value="20.6" table:style-name="Body">
            <text:p>20,6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Soja</text:p>
          </table:table-cell>
          <table:table-cell table:style-name="Body"/>
          <table:table-cell table:style-name="Body"/>
          <table:table-cell table:style-name="Body"/>
          <table:table-cell office:value-type="float" office:value="4066652" table:style-name="Body">
            <text:p>4 066 652</text:p>
          </table:table-cell>
          <table:table-cell office:value-type="float" office:value="186718" table:style-name="Body">
            <text:p>186 718</text:p>
          </table:table-cell>
          <table:table-cell office:value-type="float" office:value="21.8" table:style-name="Body">
            <text:p>21,8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Autres oléagineux (lin, oeillette, ricin), n.c.a. niv. 1</text:p>
          </table:table-cell>
          <table:table-cell table:style-name="Body"/>
          <table:table-cell table:style-name="Body"/>
          <table:table-cell table:style-name="Body"/>
          <table:table-cell office:value-type="float" office:value="738755" table:style-name="Body">
            <text:p>738 755</text:p>
          </table:table-cell>
          <table:table-cell office:value-type="float" office:value="41831" table:style-name="Body">
            <text:p>41 831</text:p>
          </table:table-cell>
          <table:table-cell office:value-type="float" office:value="17.7" table:style-name="Body">
            <text:p>17,7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Autres oléagineux (lin, oeillette, ricin), n.c.a. niv. 1</text:p>
          </table:table-cell>
          <table:table-cell office:value-type="string" table:style-name="Body">
            <text:p>Lin oléagineux</text:p>
          </table:table-cell>
          <table:table-cell table:style-name="Body"/>
          <table:table-cell table:style-name="Body"/>
          <table:table-cell office:value-type="float" office:value="594278" table:style-name="Body">
            <text:p>594 278</text:p>
          </table:table-cell>
          <table:table-cell office:value-type="float" office:value="32070" table:style-name="Body">
            <text:p>32 070</text:p>
          </table:table-cell>
          <table:table-cell office:value-type="float" office:value="18.5" table:style-name="Body">
            <text:p>18,5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Oléagineux (y c. semences)</text:p>
          </table:table-cell>
          <table:table-cell office:value-type="string" table:style-name="Body">
            <text:p>Autres oléagineux (lin, oeillette, ricin), n.c.a. niv. 1</text:p>
          </table:table-cell>
          <table:table-cell office:value-type="string" table:style-name="Body">
            <text:p>Autres oléagineux (hors chanvre), n.c.a. niv. 2</text:p>
          </table:table-cell>
          <table:table-cell table:style-name="Body"/>
          <table:table-cell table:style-name="Body"/>
          <table:table-cell office:value-type="float" office:value="144477" table:style-name="Body">
            <text:p>144 477</text:p>
          </table:table-cell>
          <table:table-cell office:value-type="float" office:value="9761" table:style-name="Body">
            <text:p>9 761</text:p>
          </table:table-cell>
          <table:table-cell office:value-type="float" office:value="14.8" table:style-name="Body">
            <text:p>14,8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Protéagineux (y c. semences)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7899150" table:style-name="Body">
            <text:p>7 899 150</text:p>
          </table:table-cell>
          <table:table-cell office:value-type="float" office:value="311875" table:style-name="Body">
            <text:p>311 875</text:p>
          </table:table-cell>
          <table:table-cell office:value-type="float" office:value="25.3" table:style-name="Body">
            <text:p>25,3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Protéagineux (y c. semences)</text:p>
          </table:table-cell>
          <table:table-cell office:value-type="string" table:style-name="Body">
            <text:p>Pois protéagineux</text:p>
          </table:table-cell>
          <table:table-cell table:style-name="Body"/>
          <table:table-cell table:style-name="Body"/>
          <table:table-cell table:style-name="Body"/>
          <table:table-cell office:value-type="float" office:value="6286839" table:style-name="Body">
            <text:p>6 286 839</text:p>
          </table:table-cell>
          <table:table-cell office:value-type="float" office:value="229498" table:style-name="Body">
            <text:p>229 498</text:p>
          </table:table-cell>
          <table:table-cell office:value-type="float" office:value="27.4" table:style-name="Body">
            <text:p>27,4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Protéagineux (y c. semences)</text:p>
          </table:table-cell>
          <table:table-cell office:value-type="string" table:style-name="Body">
            <text:p>Féveroles et fèves</text:p>
          </table:table-cell>
          <table:table-cell table:style-name="Body"/>
          <table:table-cell table:style-name="Body"/>
          <table:table-cell table:style-name="Body"/>
          <table:table-cell office:value-type="float" office:value="1484066" table:style-name="Body">
            <text:p>1 484 066</text:p>
          </table:table-cell>
          <table:table-cell office:value-type="float" office:value="76539" table:style-name="Body">
            <text:p>76 539</text:p>
          </table:table-cell>
          <table:table-cell office:value-type="float" office:value="19.4" table:style-name="Body">
            <text:p>19,4</text:p>
          </table:table-cell>
        </table:table-row>
        <table:table-row>
          <table:table-cell office:value-type="string" table:style-name="Body">
            <text:p>Céréales, oléagineux, protéagineux</text:p>
          </table:table-cell>
          <table:table-cell office:value-type="string" table:style-name="Body">
            <text:p>Protéagineux (y c. semences)</text:p>
          </table:table-cell>
          <table:table-cell office:value-type="string" table:style-name="Body">
            <text:p>Lupin doux</text:p>
          </table:table-cell>
          <table:table-cell table:style-name="Body"/>
          <table:table-cell table:style-name="Body"/>
          <table:table-cell table:style-name="Body"/>
          <table:table-cell office:value-type="float" office:value="128245" table:style-name="Body">
            <text:p>128 245</text:p>
          </table:table-cell>
          <table:table-cell office:value-type="float" office:value="5838" table:style-name="Body">
            <text:p>5 838</text:p>
          </table:table-cell>
          <table:table-cell office:value-type="float" office:value="22" table:style-name="Body">
            <text:p>22</text:p>
          </table:table-cell>
        </table:table-row>
        <table:table-row>
          <table:table-cell office:value-type="string" table:style-name="Body">
            <text:p>Choux, racines et tubercules fourrager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7771925" table:style-name="Body">
            <text:p>7 771 925</text:p>
          </table:table-cell>
          <table:table-cell office:value-type="float" office:value="18328" table:style-name="Body">
            <text:p>18 328</text:p>
          </table:table-cell>
          <table:table-cell table:style-name="Body"/>
        </table:table-row>
        <table:table-row>
          <table:table-cell office:value-type="string" table:style-name="Body">
            <text:p>Choux, racines et tubercules fourragers</text:p>
          </table:table-cell>
          <table:table-cell office:value-type="string" table:style-name="Body">
            <text:p>Chou fourrager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1048847" table:style-name="Body">
            <text:p>1 048 847</text:p>
          </table:table-cell>
          <table:table-cell office:value-type="float" office:value="2273" table:style-name="Body">
            <text:p>2 273</text:p>
          </table:table-cell>
          <table:table-cell office:value-type="float" office:value="461.4" table:style-name="Body">
            <text:p>461,4</text:p>
          </table:table-cell>
        </table:table-row>
        <table:table-row>
          <table:table-cell office:value-type="string" table:style-name="Body">
            <text:p>Choux, racines et tubercules fourragers</text:p>
          </table:table-cell>
          <table:table-cell office:value-type="string" table:style-name="Body">
            <text:p>Autres racines ou tubercules fourragères, n.c.a.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6723078" table:style-name="Body">
            <text:p>6 723 078</text:p>
          </table:table-cell>
          <table:table-cell office:value-type="float" office:value="16055" table:style-name="Body">
            <text:p>16 055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2.710621002E8" table:style-name="Body">
            <text:p>271 062 100,2</text:p>
          </table:table-cell>
          <table:table-cell office:value-type="float" office:value="644929" table:style-name="Body">
            <text:p>644 929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Betteraves industrielles et canne à sucr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261954602" table:style-name="Body">
            <text:p>261 954 602</text:p>
          </table:table-cell>
          <table:table-cell office:value-type="float" office:value="420890" table:style-name="Body">
            <text:p>420 890</text:p>
          </table:table-cell>
          <table:table-cell office:value-type="float" office:value="622.4" table:style-name="Body">
            <text:p>622,4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Betteraves industrielles et canne à sucre</text:p>
          </table:table-cell>
          <table:table-cell office:value-type="string" table:style-name="Body">
            <text:p>Betterave industrielle</text:p>
          </table:table-cell>
          <table:table-cell table:style-name="Body"/>
          <table:table-cell table:style-name="Body"/>
          <table:table-cell table:style-name="Body"/>
          <table:table-cell office:value-type="float" office:value="261954602" table:style-name="Body">
            <text:p>261 954 602</text:p>
          </table:table-cell>
          <table:table-cell office:value-type="float" office:value="420890" table:style-name="Body">
            <text:p>420 890</text:p>
          </table:table-cell>
          <table:table-cell office:value-type="float" office:value="622.4" table:style-name="Body">
            <text:p>622,4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Betteraves industrielles et canne à sucre</text:p>
          </table:table-cell>
          <table:table-cell office:value-type="string" table:style-name="Body">
            <text:p>Canne à sucr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fibres (y compris semences)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8481501" table:style-name="Body">
            <text:p>8 481 501</text:p>
          </table:table-cell>
          <table:table-cell office:value-type="float" office:value="158227" table:style-name="Body">
            <text:p>158 227</text:p>
          </table:table-cell>
          <table:table-cell office:value-type="float" office:value="53.6" table:style-name="Body">
            <text:p>53,6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fibres (y compris semences)</text:p>
          </table:table-cell>
          <table:table-cell office:value-type="string" table:style-name="Body">
            <text:p>Lin textile</text:p>
          </table:table-cell>
          <table:table-cell table:style-name="Body"/>
          <table:table-cell table:style-name="Body"/>
          <table:table-cell table:style-name="Body"/>
          <table:table-cell office:value-type="float" office:value="7455680" table:style-name="Body">
            <text:p>7 455 680</text:p>
          </table:table-cell>
          <table:table-cell office:value-type="float" office:value="141346" table:style-name="Body">
            <text:p>141 346</text:p>
          </table:table-cell>
          <table:table-cell office:value-type="float" office:value="52.7" table:style-name="Body">
            <text:p>52,7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fibres (y compris semences)</text:p>
          </table:table-cell>
          <table:table-cell office:value-type="string" table:style-name="Body">
            <text:p>Chanvre papier</text:p>
          </table:table-cell>
          <table:table-cell table:style-name="Body"/>
          <table:table-cell table:style-name="Body"/>
          <table:table-cell table:style-name="Body"/>
          <table:table-cell office:value-type="float" office:value="728646" table:style-name="Body">
            <text:p>728 646</text:p>
          </table:table-cell>
          <table:table-cell office:value-type="float" office:value="11269" table:style-name="Body">
            <text:p>11 269</text:p>
          </table:table-cell>
          <table:table-cell office:value-type="float" office:value="64.7" table:style-name="Body">
            <text:p>64,7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fibres (y compris semences)</text:p>
          </table:table-cell>
          <table:table-cell office:value-type="string" table:style-name="Body">
            <text:p>Autres plantes textiles, n.c.a. niv. 1</text:p>
          </table:table-cell>
          <table:table-cell table:style-name="Body"/>
          <table:table-cell table:style-name="Body"/>
          <table:table-cell table:style-name="Body"/>
          <table:table-cell office:value-type="float" office:value="297175" table:style-name="Body">
            <text:p>297 175</text:p>
          </table:table-cell>
          <table:table-cell office:value-type="float" office:value="5612" table:style-name="Body">
            <text:p>5 612</text:p>
          </table:table-cell>
          <table:table-cell office:value-type="float" office:value="53" table:style-name="Body">
            <text:p>53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594581" table:style-name="Body">
            <text:p>594 581</text:p>
          </table:table-cell>
          <table:table-cell office:value-type="float" office:value="6506" table:style-name="Body">
            <text:p>6 506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Tabac</text:p>
          </table:table-cell>
          <table:table-cell table:style-name="Body"/>
          <table:table-cell table:style-name="Body"/>
          <table:table-cell table:style-name="Body"/>
          <table:table-cell office:value-type="float" office:value="35259" table:style-name="Body">
            <text:p>35 259</text:p>
          </table:table-cell>
          <table:table-cell office:value-type="float" office:value="1561" table:style-name="Body">
            <text:p>1 561</text:p>
          </table:table-cell>
          <table:table-cell office:value-type="float" office:value="22.6" table:style-name="Body">
            <text:p>22,6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Tabac</text:p>
          </table:table-cell>
          <table:table-cell office:value-type="string" table:style-name="Body">
            <text:p>Tabac Brun</text:p>
          </table:table-cell>
          <table:table-cell table:style-name="Body"/>
          <table:table-cell table:style-name="Body"/>
          <table:table-cell office:value-type="float" office:value="406" table:style-name="Body">
            <text:p>406</text:p>
          </table:table-cell>
          <table:table-cell office:value-type="float" office:value="19" table:style-name="Body">
            <text:p>19</text:p>
          </table:table-cell>
          <table:table-cell office:value-type="float" office:value="21.4" table:style-name="Body">
            <text:p>21,4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Tabac</text:p>
          </table:table-cell>
          <table:table-cell office:value-type="string" table:style-name="Body">
            <text:p>Tabac Virginie</text:p>
          </table:table-cell>
          <table:table-cell table:style-name="Body"/>
          <table:table-cell table:style-name="Body"/>
          <table:table-cell office:value-type="float" office:value="24591" table:style-name="Body">
            <text:p>24 591</text:p>
          </table:table-cell>
          <table:table-cell office:value-type="float" office:value="1142" table:style-name="Body">
            <text:p>1 142</text:p>
          </table:table-cell>
          <table:table-cell office:value-type="float" office:value="21.5" table:style-name="Body">
            <text:p>21,5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Tabac</text:p>
          </table:table-cell>
          <table:table-cell office:value-type="string" table:style-name="Body">
            <text:p>Tabac Burley</text:p>
          </table:table-cell>
          <table:table-cell table:style-name="Body"/>
          <table:table-cell table:style-name="Body"/>
          <table:table-cell office:value-type="float" office:value="10262" table:style-name="Body">
            <text:p>10 262</text:p>
          </table:table-cell>
          <table:table-cell office:value-type="float" office:value="400" table:style-name="Body">
            <text:p>400</text:p>
          </table:table-cell>
          <table:table-cell office:value-type="float" office:value="25.7" table:style-name="Body">
            <text:p>25,7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Houblon</text:p>
          </table:table-cell>
          <table:table-cell table:style-name="Body"/>
          <table:table-cell table:style-name="Body"/>
          <table:table-cell table:style-name="Body"/>
          <table:table-cell office:value-type="float" office:value="7016" table:style-name="Body">
            <text:p>7 016</text:p>
          </table:table-cell>
          <table:table-cell office:value-type="float" office:value="499" table:style-name="Body">
            <text:p>499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Houblon</text:p>
          </table:table-cell>
          <table:table-cell office:value-type="string" table:style-name="Body">
            <text:p>Houblon en production</text:p>
          </table:table-cell>
          <table:table-cell table:style-name="Body"/>
          <table:table-cell table:style-name="Body"/>
          <table:table-cell office:value-type="float" office:value="7016" table:style-name="Body">
            <text:p>7 016</text:p>
          </table:table-cell>
          <table:table-cell office:value-type="float" office:value="422" table:style-name="Body">
            <text:p>422</text:p>
          </table:table-cell>
          <table:table-cell office:value-type="float" office:value="16.6" table:style-name="Body">
            <text:p>16,6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Houblon</text:p>
          </table:table-cell>
          <table:table-cell office:value-type="string" table:style-name="Body">
            <text:p>Houblon non en production</text:p>
          </table:table-cell>
          <table:table-cell table:style-name="Body"/>
          <table:table-cell table:style-name="Body"/>
          <table:table-cell table:style-name="Body"/>
          <table:table-cell office:value-type="float" office:value="77" table:style-name="Body">
            <text:p>77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Chicorée à café</text:p>
          </table:table-cell>
          <table:table-cell table:style-name="Body"/>
          <table:table-cell table:style-name="Body"/>
          <table:table-cell table:style-name="Body"/>
          <table:table-cell office:value-type="float" office:value="552306" table:style-name="Body">
            <text:p>552 306</text:p>
          </table:table-cell>
          <table:table-cell office:value-type="float" office:value="1246" table:style-name="Body">
            <text:p>1 246</text:p>
          </table:table-cell>
          <table:table-cell office:value-type="float" office:value="443.3" table:style-name="Body">
            <text:p>443,3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Cultures industrielles diverses</text:p>
          </table:table-cell>
          <table:table-cell office:value-type="string" table:style-name="Body">
            <text:p>Autres cultures industriell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3200" table:style-name="Body">
            <text:p>3 200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31416.2" table:style-name="Body">
            <text:p>31 416,2</text:p>
          </table:table-cell>
          <table:table-cell office:value-type="float" office:value="59306" table:style-name="Body">
            <text:p>59 306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office:value-type="string" table:style-name="Body">
            <text:p>Lavande et lavandin</text:p>
          </table:table-cell>
          <table:table-cell table:style-name="Body"/>
          <table:table-cell table:style-name="Body"/>
          <table:table-cell table:style-name="Body"/>
          <table:table-cell office:value-type="float" office:value="31416.2" table:style-name="Body">
            <text:p>31 416,2</text:p>
          </table:table-cell>
          <table:table-cell office:value-type="float" office:value="30199" table:style-name="Body">
            <text:p>30 199</text:p>
          </table:table-cell>
          <table:table-cell office:value-type="float" office:value="104" table:style-name="Body">
            <text:p>104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office:value-type="string" table:style-name="Body">
            <text:p>Lavande et lavandin</text:p>
          </table:table-cell>
          <table:table-cell office:value-type="string" table:style-name="Body">
            <text:p>Lavande</text:p>
          </table:table-cell>
          <table:table-cell table:style-name="Body"/>
          <table:table-cell table:style-name="Body"/>
          <table:table-cell office:value-type="float" office:value="1724.2" table:style-name="Body">
            <text:p>1 724,2</text:p>
          </table:table-cell>
          <table:table-cell office:value-type="float" office:value="5619" table:style-name="Body">
            <text:p>5 619</text:p>
          </table:table-cell>
          <table:table-cell office:value-type="float" office:value="30.7" table:style-name="Body">
            <text:p>30,7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office:value-type="string" table:style-name="Body">
            <text:p>Lavande et lavandin</text:p>
          </table:table-cell>
          <table:table-cell office:value-type="string" table:style-name="Body">
            <text:p>Lavandin</text:p>
          </table:table-cell>
          <table:table-cell table:style-name="Body"/>
          <table:table-cell table:style-name="Body"/>
          <table:table-cell office:value-type="float" office:value="29692" table:style-name="Body">
            <text:p>29 692</text:p>
          </table:table-cell>
          <table:table-cell office:value-type="float" office:value="24580" table:style-name="Body">
            <text:p>24 580</text:p>
          </table:table-cell>
          <table:table-cell office:value-type="float" office:value="120.8" table:style-name="Body">
            <text:p>120,8</text:p>
          </table:table-cell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office:value-type="string" table:style-name="Body">
            <text:p>Vanill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office:value-type="string" table:style-name="Body">
            <text:p>Autres plantes médicinales et à parfum, n.c.a. niv. 1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29107" table:style-name="Body">
            <text:p>29 107</text:p>
          </table:table-cell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office:value-type="string" table:style-name="Body">
            <text:p>Autres plantes médicinales et à parfum, n.c.a. niv. 1</text:p>
          </table:table-cell>
          <table:table-cell office:value-type="string" table:style-name="Body">
            <text:p>Géranium (pelargonium ou geranium)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Cultures industrielles</text:p>
          </table:table-cell>
          <table:table-cell office:value-type="string" table:style-name="Body">
            <text:p>Plantes à parfum, aromatiques, médicinales et condimentaires</text:p>
          </table:table-cell>
          <table:table-cell office:value-type="string" table:style-name="Body">
            <text:p>Autres plantes médicinales et à parfum, n.c.a. niv. 1</text:p>
          </table:table-cell>
          <table:table-cell office:value-type="string" table:style-name="Body">
            <text:p>Autres plantes médicinales et à parfum, n.c.a. niv. 2</text:p>
          </table:table-cell>
          <table:table-cell table:style-name="Body"/>
          <table:table-cell table:style-name="Body"/>
          <table:table-cell table:style-name="Body"/>
          <table:table-cell office:value-type="float" office:value="29107" table:style-name="Body">
            <text:p>29 107</text:p>
          </table:table-cell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86898132" table:style-name="Body">
            <text:p>86 898 132</text:p>
          </table:table-cell>
          <table:table-cell office:value-type="float" office:value="214327" table:style-name="Body">
            <text:p>214 327</text:p>
          </table:table-cell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86898132" table:style-name="Body">
            <text:p>86 898 132</text:p>
          </table:table-cell>
          <table:table-cell office:value-type="float" office:value="214327" table:style-name="Body">
            <text:p>214 327</text:p>
          </table:table-cell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office:value-type="string" table:style-name="Body">
            <text:p>Plants de pommes de terre</text:p>
          </table:table-cell>
          <table:table-cell table:style-name="Body"/>
          <table:table-cell table:style-name="Body"/>
          <table:table-cell table:style-name="Body"/>
          <table:table-cell office:value-type="float" office:value="7941524" table:style-name="Body">
            <text:p>7 941 524</text:p>
          </table:table-cell>
          <table:table-cell office:value-type="float" office:value="23479" table:style-name="Body">
            <text:p>23 479</text:p>
          </table:table-cell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office:value-type="string" table:style-name="Body">
            <text:p>Plants de pommes de terre</text:p>
          </table:table-cell>
          <table:table-cell office:value-type="string" table:style-name="Body">
            <text:p>Plants certifiés de pommes de terre</text:p>
          </table:table-cell>
          <table:table-cell table:style-name="Body"/>
          <table:table-cell table:style-name="Body"/>
          <table:table-cell office:value-type="float" office:value="6904161" table:style-name="Body">
            <text:p>6 904 161</text:p>
          </table:table-cell>
          <table:table-cell office:value-type="float" office:value="23479" table:style-name="Body">
            <text:p>23 479</text:p>
          </table:table-cell>
          <table:table-cell office:value-type="float" office:value="294.1" table:style-name="Body">
            <text:p>294,1</text:p>
          </table:table-cell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office:value-type="string" table:style-name="Body">
            <text:p>Plants de pommes de terre</text:p>
          </table:table-cell>
          <table:table-cell office:value-type="string" table:style-name="Body">
            <text:p>Dessus de plants de pommes de terre</text:p>
          </table:table-cell>
          <table:table-cell table:style-name="Body"/>
          <table:table-cell table:style-name="Body"/>
          <table:table-cell office:value-type="float" office:value="1037363" table:style-name="Body">
            <text:p>1 037 363</text:p>
          </table:table-cell>
          <table:table-cell table:style-name="Body"/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office:value-type="string" table:style-name="Body">
            <text:p>Pommes de terre de féculerie</text:p>
          </table:table-cell>
          <table:table-cell table:style-name="Body"/>
          <table:table-cell table:style-name="Body"/>
          <table:table-cell table:style-name="Body"/>
          <table:table-cell office:value-type="float" office:value="8808460" table:style-name="Body">
            <text:p>8 808 460</text:p>
          </table:table-cell>
          <table:table-cell office:value-type="float" office:value="23294" table:style-name="Body">
            <text:p>23 294</text:p>
          </table:table-cell>
          <table:table-cell office:value-type="float" office:value="378.1" table:style-name="Body">
            <text:p>378,1</text:p>
          </table:table-cell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office:value-type="string" table:style-name="Body">
            <text:p>Pommes de terre de consommation</text:p>
          </table:table-cell>
          <table:table-cell table:style-name="Body"/>
          <table:table-cell table:style-name="Body"/>
          <table:table-cell table:style-name="Body"/>
          <table:table-cell office:value-type="float" office:value="70148148" table:style-name="Body">
            <text:p>70 148 148</text:p>
          </table:table-cell>
          <table:table-cell office:value-type="float" office:value="167554" table:style-name="Body">
            <text:p>167 554</text:p>
          </table:table-cell>
          <table:table-cell office:value-type="float" office:value="418.7" table:style-name="Body">
            <text:p>418,7</text:p>
          </table:table-cell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office:value-type="string" table:style-name="Body">
            <text:p>Pommes de terre de consommation</text:p>
          </table:table-cell>
          <table:table-cell office:value-type="string" table:style-name="Body">
            <text:p>Pommes de terre primeurs ou nouvelles</text:p>
          </table:table-cell>
          <table:table-cell table:style-name="Body"/>
          <table:table-cell table:style-name="Body"/>
          <table:table-cell office:value-type="float" office:value="2530657" table:style-name="Body">
            <text:p>2 530 657</text:p>
          </table:table-cell>
          <table:table-cell office:value-type="float" office:value="8607" table:style-name="Body">
            <text:p>8 607</text:p>
          </table:table-cell>
          <table:table-cell office:value-type="float" office:value="294" table:style-name="Body">
            <text:p>294</text:p>
          </table:table-cell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Pommes de terre</text:p>
          </table:table-cell>
          <table:table-cell office:value-type="string" table:style-name="Body">
            <text:p>Pommes de terre de consommation</text:p>
          </table:table-cell>
          <table:table-cell office:value-type="string" table:style-name="Body">
            <text:p>Pommes de terre de conservation ou demi-saison</text:p>
          </table:table-cell>
          <table:table-cell table:style-name="Body"/>
          <table:table-cell table:style-name="Body"/>
          <table:table-cell office:value-type="float" office:value="67617491" table:style-name="Body">
            <text:p>67 617 491</text:p>
          </table:table-cell>
          <table:table-cell office:value-type="float" office:value="158947" table:style-name="Body">
            <text:p>158 947</text:p>
          </table:table-cell>
          <table:table-cell office:value-type="float" office:value="425.4" table:style-name="Body">
            <text:p>425,4</text:p>
          </table:table-cell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Igname, manioc et autres tubercules, n.c.a. niv. 1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Igname, manioc et autres tubercules, n.c.a. niv. 1</text:p>
          </table:table-cell>
          <table:table-cell office:value-type="string" table:style-name="Body">
            <text:p>Ignam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Igname, manioc et autres tubercules, n.c.a. niv. 1</text:p>
          </table:table-cell>
          <table:table-cell office:value-type="string" table:style-name="Body">
            <text:p>Manioc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Pommes de terre et autres tubercules</text:p>
          </table:table-cell>
          <table:table-cell office:value-type="string" table:style-name="Body">
            <text:p>Igname, manioc et autres tubercules, n.c.a. niv. 1</text:p>
          </table:table-cell>
          <table:table-cell office:value-type="string" table:style-name="Body">
            <text:p>Autres tubercules, n.c.a. niv. 2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56614335" table:style-name="Body">
            <text:p>56 614 335</text:p>
          </table:table-cell>
          <table:table-cell office:value-type="float" office:value="315224" table:style-name="Body">
            <text:p>315 224</text:p>
          </table:table-cell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15080977" table:style-name="Body">
            <text:p>15 080 977</text:p>
          </table:table-cell>
          <table:table-cell office:value-type="float" office:value="75673" table:style-name="Body">
            <text:p>75 673</text:p>
          </table:table-cell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Artichauts</text:p>
          </table:table-cell>
          <table:table-cell table:style-name="Body"/>
          <table:table-cell table:style-name="Body"/>
          <table:table-cell table:style-name="Body"/>
          <table:table-cell office:value-type="float" office:value="256843" table:style-name="Body">
            <text:p>256 843</text:p>
          </table:table-cell>
          <table:table-cell office:value-type="float" office:value="4565" table:style-name="Body">
            <text:p>4 565</text:p>
          </table:table-cell>
          <table:table-cell office:value-type="float" office:value="56.3" table:style-name="Body">
            <text:p>56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Asperges en production</text:p>
          </table:table-cell>
          <table:table-cell table:style-name="Body"/>
          <table:table-cell table:style-name="Body"/>
          <table:table-cell table:style-name="Body"/>
          <table:table-cell office:value-type="float" office:value="202561" table:style-name="Body">
            <text:p>202 561</text:p>
          </table:table-cell>
          <table:table-cell office:value-type="float" office:value="4731" table:style-name="Body">
            <text:p>4 731</text:p>
          </table:table-cell>
          <table:table-cell office:value-type="float" office:value="42.8" table:style-name="Body">
            <text:p>42,8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Céleris branches</text:p>
          </table:table-cell>
          <table:table-cell table:style-name="Body"/>
          <table:table-cell table:style-name="Body"/>
          <table:table-cell table:style-name="Body"/>
          <table:table-cell office:value-type="float" office:value="198120" table:style-name="Body">
            <text:p>198 120</text:p>
          </table:table-cell>
          <table:table-cell office:value-type="float" office:value="582" table:style-name="Body">
            <text:p>582</text:p>
          </table:table-cell>
          <table:table-cell office:value-type="float" office:value="340.4" table:style-name="Body">
            <text:p>340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Choux</text:p>
          </table:table-cell>
          <table:table-cell table:style-name="Body"/>
          <table:table-cell table:style-name="Body"/>
          <table:table-cell table:style-name="Body"/>
          <table:table-cell office:value-type="float" office:value="4164450" table:style-name="Body">
            <text:p>4 164 450</text:p>
          </table:table-cell>
          <table:table-cell office:value-type="float" office:value="24198" table:style-name="Body">
            <text:p>24 198</text:p>
          </table:table-cell>
          <table:table-cell office:value-type="float" office:value="172.1" table:style-name="Body">
            <text:p>172,1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Choux</text:p>
          </table:table-cell>
          <table:table-cell office:value-type="string" table:style-name="Body">
            <text:p>Choux-fleurs</text:p>
          </table:table-cell>
          <table:table-cell table:style-name="Body"/>
          <table:table-cell table:style-name="Body"/>
          <table:table-cell office:value-type="float" office:value="2355006" table:style-name="Body">
            <text:p>2 355 006</text:p>
          </table:table-cell>
          <table:table-cell office:value-type="float" office:value="15432" table:style-name="Body">
            <text:p>15 432</text:p>
          </table:table-cell>
          <table:table-cell office:value-type="float" office:value="152.6" table:style-name="Body">
            <text:p>152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Choux</text:p>
          </table:table-cell>
          <table:table-cell office:value-type="string" table:style-name="Body">
            <text:p>Choux brocolis à jets</text:p>
          </table:table-cell>
          <table:table-cell table:style-name="Body"/>
          <table:table-cell table:style-name="Body"/>
          <table:table-cell office:value-type="float" office:value="228505" table:style-name="Body">
            <text:p>228 505</text:p>
          </table:table-cell>
          <table:table-cell office:value-type="float" office:value="2521" table:style-name="Body">
            <text:p>2 521</text:p>
          </table:table-cell>
          <table:table-cell office:value-type="float" office:value="90.6" table:style-name="Body">
            <text:p>90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Choux</text:p>
          </table:table-cell>
          <table:table-cell office:value-type="string" table:style-name="Body">
            <text:p>Choux de Bruxelles</text:p>
          </table:table-cell>
          <table:table-cell table:style-name="Body"/>
          <table:table-cell table:style-name="Body"/>
          <table:table-cell office:value-type="float" office:value="129298" table:style-name="Body">
            <text:p>129 298</text:p>
          </table:table-cell>
          <table:table-cell office:value-type="float" office:value="720" table:style-name="Body">
            <text:p>720</text:p>
          </table:table-cell>
          <table:table-cell office:value-type="float" office:value="179.6" table:style-name="Body">
            <text:p>179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Choux</text:p>
          </table:table-cell>
          <table:table-cell office:value-type="string" table:style-name="Body">
            <text:p>Choux à choucroute</text:p>
          </table:table-cell>
          <table:table-cell table:style-name="Body"/>
          <table:table-cell table:style-name="Body"/>
          <table:table-cell office:value-type="float" office:value="620626" table:style-name="Body">
            <text:p>620 626</text:p>
          </table:table-cell>
          <table:table-cell office:value-type="float" office:value="823" table:style-name="Body">
            <text:p>823</text:p>
          </table:table-cell>
          <table:table-cell office:value-type="float" office:value="754.1" table:style-name="Body">
            <text:p>754,1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Choux</text:p>
          </table:table-cell>
          <table:table-cell office:value-type="string" table:style-name="Body">
            <text:p>Autres choux, n.c.a.</text:p>
          </table:table-cell>
          <table:table-cell table:style-name="Body"/>
          <table:table-cell table:style-name="Body"/>
          <table:table-cell office:value-type="float" office:value="831015" table:style-name="Body">
            <text:p>831 015</text:p>
          </table:table-cell>
          <table:table-cell office:value-type="float" office:value="4702" table:style-name="Body">
            <text:p>4 702</text:p>
          </table:table-cell>
          <table:table-cell office:value-type="float" office:value="176.7" table:style-name="Body">
            <text:p>176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Endives</text:p>
          </table:table-cell>
          <table:table-cell table:style-name="Body"/>
          <table:table-cell table:style-name="Body"/>
          <table:table-cell table:style-name="Body"/>
          <table:table-cell office:value-type="float" office:value="4110803" table:style-name="Body">
            <text:p>4 110 803</text:p>
          </table:table-cell>
          <table:table-cell office:value-type="float" office:value="8743" table:style-name="Body">
            <text:p>8 743</text:p>
          </table:table-cell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Endives</text:p>
          </table:table-cell>
          <table:table-cell office:value-type="string" table:style-name="Body">
            <text:p>Endives racines</text:p>
          </table:table-cell>
          <table:table-cell table:style-name="Body"/>
          <table:table-cell table:style-name="Body"/>
          <table:table-cell office:value-type="float" office:value="2572043" table:style-name="Body">
            <text:p>2 572 043</text:p>
          </table:table-cell>
          <table:table-cell office:value-type="float" office:value="8743" table:style-name="Body">
            <text:p>8 743</text:p>
          </table:table-cell>
          <table:table-cell office:value-type="float" office:value="294.2" table:style-name="Body">
            <text:p>294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Endives</text:p>
          </table:table-cell>
          <table:table-cell office:value-type="string" table:style-name="Body">
            <text:p>Endives chicons</text:p>
          </table:table-cell>
          <table:table-cell table:style-name="Body"/>
          <table:table-cell table:style-name="Body"/>
          <table:table-cell office:value-type="float" office:value="1538760" table:style-name="Body">
            <text:p>1 538 760</text:p>
          </table:table-cell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Epinards</text:p>
          </table:table-cell>
          <table:table-cell table:style-name="Body"/>
          <table:table-cell table:style-name="Body"/>
          <table:table-cell table:style-name="Body"/>
          <table:table-cell office:value-type="float" office:value="980800" table:style-name="Body">
            <text:p>980 800</text:p>
          </table:table-cell>
          <table:table-cell office:value-type="float" office:value="5397" table:style-name="Body">
            <text:p>5 397</text:p>
          </table:table-cell>
          <table:table-cell office:value-type="float" office:value="181.7" table:style-name="Body">
            <text:p>181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Poireaux</text:p>
          </table:table-cell>
          <table:table-cell table:style-name="Body"/>
          <table:table-cell table:style-name="Body"/>
          <table:table-cell table:style-name="Body"/>
          <table:table-cell office:value-type="float" office:value="1500071" table:style-name="Body">
            <text:p>1 500 071</text:p>
          </table:table-cell>
          <table:table-cell office:value-type="float" office:value="5001" table:style-name="Body">
            <text:p>5 001</text:p>
          </table:table-cell>
          <table:table-cell office:value-type="float" office:value="300" table:style-name="Body">
            <text:p>300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table:style-name="Body"/>
          <table:table-cell table:style-name="Body"/>
          <table:table-cell table:style-name="Body"/>
          <table:table-cell office:value-type="float" office:value="3366414" table:style-name="Body">
            <text:p>3 366 414</text:p>
          </table:table-cell>
          <table:table-cell office:value-type="float" office:value="20891" table:style-name="Body">
            <text:p>20 891</text:p>
          </table:table-cell>
          <table:table-cell office:value-type="float" office:value="161.1" table:style-name="Body">
            <text:p>161,1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office:value-type="string" table:style-name="Body">
            <text:p>Laitues</text:p>
          </table:table-cell>
          <table:table-cell table:style-name="Body"/>
          <table:table-cell table:style-name="Body"/>
          <table:table-cell office:value-type="float" office:value="2006568" table:style-name="Body">
            <text:p>2 006 568</text:p>
          </table:table-cell>
          <table:table-cell office:value-type="float" office:value="7918" table:style-name="Body">
            <text:p>7 918</text:p>
          </table:table-cell>
          <table:table-cell office:value-type="float" office:value="253.4" table:style-name="Body">
            <text:p>253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office:value-type="string" table:style-name="Body">
            <text:p>Chicorées</text:p>
          </table:table-cell>
          <table:table-cell table:style-name="Body"/>
          <table:table-cell table:style-name="Body"/>
          <table:table-cell office:value-type="float" office:value="480599" table:style-name="Body">
            <text:p>480 599</text:p>
          </table:table-cell>
          <table:table-cell office:value-type="float" office:value="1614" table:style-name="Body">
            <text:p>1 614</text:p>
          </table:table-cell>
          <table:table-cell office:value-type="float" office:value="297.8" table:style-name="Body">
            <text:p>297,8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office:value-type="string" table:style-name="Body">
            <text:p>Chicorées</text:p>
          </table:table-cell>
          <table:table-cell office:value-type="string" table:style-name="Body">
            <text:p>Chicorées frisées</text:p>
          </table:table-cell>
          <table:table-cell table:style-name="Body"/>
          <table:table-cell office:value-type="float" office:value="298470" table:style-name="Body">
            <text:p>298 470</text:p>
          </table:table-cell>
          <table:table-cell office:value-type="float" office:value="923" table:style-name="Body">
            <text:p>923</text:p>
          </table:table-cell>
          <table:table-cell office:value-type="float" office:value="323.4" table:style-name="Body">
            <text:p>323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office:value-type="string" table:style-name="Body">
            <text:p>Chicorées</text:p>
          </table:table-cell>
          <table:table-cell office:value-type="string" table:style-name="Body">
            <text:p>Chicorées scaroles</text:p>
          </table:table-cell>
          <table:table-cell table:style-name="Body"/>
          <table:table-cell office:value-type="float" office:value="182129" table:style-name="Body">
            <text:p>182 129</text:p>
          </table:table-cell>
          <table:table-cell office:value-type="float" office:value="691" table:style-name="Body">
            <text:p>691</text:p>
          </table:table-cell>
          <table:table-cell office:value-type="float" office:value="263.6" table:style-name="Body">
            <text:p>263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office:value-type="string" table:style-name="Body">
            <text:p>Cresson</text:p>
          </table:table-cell>
          <table:table-cell table:style-name="Body"/>
          <table:table-cell table:style-name="Body"/>
          <table:table-cell office:value-type="float" office:value="34776" table:style-name="Body">
            <text:p>34 776</text:p>
          </table:table-cell>
          <table:table-cell office:value-type="float" office:value="103" table:style-name="Body">
            <text:p>103</text:p>
          </table:table-cell>
          <table:table-cell office:value-type="float" office:value="337.6" table:style-name="Body">
            <text:p>337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office:value-type="string" table:style-name="Body">
            <text:p>Mâche</text:p>
          </table:table-cell>
          <table:table-cell table:style-name="Body"/>
          <table:table-cell table:style-name="Body"/>
          <table:table-cell office:value-type="float" office:value="415612" table:style-name="Body">
            <text:p>415 612</text:p>
          </table:table-cell>
          <table:table-cell office:value-type="float" office:value="7808" table:style-name="Body">
            <text:p>7 808</text:p>
          </table:table-cell>
          <table:table-cell office:value-type="float" office:value="53.2" table:style-name="Body">
            <text:p>53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Salades</text:p>
          </table:table-cell>
          <table:table-cell office:value-type="string" table:style-name="Body">
            <text:p>Autres salades, n.c.a.</text:p>
          </table:table-cell>
          <table:table-cell table:style-name="Body"/>
          <table:table-cell table:style-name="Body"/>
          <table:table-cell office:value-type="float" office:value="428859" table:style-name="Body">
            <text:p>428 859</text:p>
          </table:table-cell>
          <table:table-cell office:value-type="float" office:value="3448" table:style-name="Body">
            <text:p>3 448</text:p>
          </table:table-cell>
          <table:table-cell office:value-type="float" office:value="124.4" table:style-name="Body">
            <text:p>124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Autres légumes feuillus et à tige, n.c.a. niv. 1</text:p>
          </table:table-cell>
          <table:table-cell table:style-name="Body"/>
          <table:table-cell table:style-name="Body"/>
          <table:table-cell table:style-name="Body"/>
          <table:table-cell office:value-type="float" office:value="300915" table:style-name="Body">
            <text:p>300 915</text:p>
          </table:table-cell>
          <table:table-cell office:value-type="float" office:value="1565" table:style-name="Body">
            <text:p>1 565</text:p>
          </table:table-cell>
          <table:table-cell office:value-type="float" office:value="192.3" table:style-name="Body">
            <text:p>192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Autres légumes feuillus et à tige, n.c.a. niv. 1</text:p>
          </table:table-cell>
          <table:table-cell office:value-type="string" table:style-name="Body">
            <text:p>Bettes et cardes</text:p>
          </table:table-cell>
          <table:table-cell table:style-name="Body"/>
          <table:table-cell table:style-name="Body"/>
          <table:table-cell office:value-type="float" office:value="110149" table:style-name="Body">
            <text:p>110 149</text:p>
          </table:table-cell>
          <table:table-cell office:value-type="float" office:value="361" table:style-name="Body">
            <text:p>361</text:p>
          </table:table-cell>
          <table:table-cell office:value-type="float" office:value="305.1" table:style-name="Body">
            <text:p>305,1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Autres légumes feuillus et à tige, n.c.a. niv. 1</text:p>
          </table:table-cell>
          <table:table-cell office:value-type="string" table:style-name="Body">
            <text:p>Brèd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feuillus et à tige</text:p>
          </table:table-cell>
          <table:table-cell office:value-type="string" table:style-name="Body">
            <text:p>Autres légumes feuillus et à tige, n.c.a. niv. 1</text:p>
          </table:table-cell>
          <table:table-cell office:value-type="string" table:style-name="Body">
            <text:p>Persil</text:p>
          </table:table-cell>
          <table:table-cell table:style-name="Body"/>
          <table:table-cell table:style-name="Body"/>
          <table:table-cell office:value-type="float" office:value="190766" table:style-name="Body">
            <text:p>190 766</text:p>
          </table:table-cell>
          <table:table-cell office:value-type="float" office:value="1204" table:style-name="Body">
            <text:p>1 204</text:p>
          </table:table-cell>
          <table:table-cell office:value-type="float" office:value="158.4" table:style-name="Body">
            <text:p>158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13886613" table:style-name="Body">
            <text:p>13 886 613</text:p>
          </table:table-cell>
          <table:table-cell office:value-type="float" office:value="30211" table:style-name="Body">
            <text:p>30 211</text:p>
          </table:table-cell>
          <table:table-cell office:value-type="float" office:value="459.7" table:style-name="Body">
            <text:p>459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Fraises</text:p>
          </table:table-cell>
          <table:table-cell table:style-name="Body"/>
          <table:table-cell table:style-name="Body"/>
          <table:table-cell table:style-name="Body"/>
          <table:table-cell office:value-type="float" office:value="551675" table:style-name="Body">
            <text:p>551 675</text:p>
          </table:table-cell>
          <table:table-cell office:value-type="float" office:value="3317" table:style-name="Body">
            <text:p>3 317</text:p>
          </table:table-cell>
          <table:table-cell office:value-type="float" office:value="166.3" table:style-name="Body">
            <text:p>166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Fraises</text:p>
          </table:table-cell>
          <table:table-cell office:value-type="string" table:style-name="Body">
            <text:p>Fraises sous serres</text:p>
          </table:table-cell>
          <table:table-cell table:style-name="Body"/>
          <table:table-cell table:style-name="Body"/>
          <table:table-cell office:value-type="float" office:value="361102" table:style-name="Body">
            <text:p>361 102</text:p>
          </table:table-cell>
          <table:table-cell office:value-type="float" office:value="1882" table:style-name="Body">
            <text:p>1 882</text:p>
          </table:table-cell>
          <table:table-cell office:value-type="float" office:value="191.9" table:style-name="Body">
            <text:p>191,9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Fraises</text:p>
          </table:table-cell>
          <table:table-cell office:value-type="string" table:style-name="Body">
            <text:p>Fraises en plein air</text:p>
          </table:table-cell>
          <table:table-cell table:style-name="Body"/>
          <table:table-cell table:style-name="Body"/>
          <table:table-cell office:value-type="float" office:value="190573" table:style-name="Body">
            <text:p>190 573</text:p>
          </table:table-cell>
          <table:table-cell office:value-type="float" office:value="1435" table:style-name="Body">
            <text:p>1 435</text:p>
          </table:table-cell>
          <table:table-cell office:value-type="float" office:value="132.8" table:style-name="Body">
            <text:p>132,8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Aubergines</text:p>
          </table:table-cell>
          <table:table-cell table:style-name="Body"/>
          <table:table-cell table:style-name="Body"/>
          <table:table-cell table:style-name="Body"/>
          <table:table-cell office:value-type="float" office:value="245174" table:style-name="Body">
            <text:p>245 174</text:p>
          </table:table-cell>
          <table:table-cell office:value-type="float" office:value="519" table:style-name="Body">
            <text:p>519</text:p>
          </table:table-cell>
          <table:table-cell office:value-type="float" office:value="472.4" table:style-name="Body">
            <text:p>472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table:style-name="Body"/>
          <table:table-cell table:style-name="Body"/>
          <table:table-cell table:style-name="Body"/>
          <table:table-cell office:value-type="float" office:value="6490701" table:style-name="Body">
            <text:p>6 490 701</text:p>
          </table:table-cell>
          <table:table-cell office:value-type="float" office:value="20717" table:style-name="Body">
            <text:p>20 717</text:p>
          </table:table-cell>
          <table:table-cell office:value-type="float" office:value="313.3" table:style-name="Body">
            <text:p>313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Pastèque</text:p>
          </table:table-cell>
          <table:table-cell table:style-name="Body"/>
          <table:table-cell table:style-name="Body"/>
          <table:table-cell office:value-type="float" office:value="81529" table:style-name="Body">
            <text:p>81 529</text:p>
          </table:table-cell>
          <table:table-cell office:value-type="float" office:value="181" table:style-name="Body">
            <text:p>181</text:p>
          </table:table-cell>
          <table:table-cell office:value-type="float" office:value="450.4" table:style-name="Body">
            <text:p>450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antaloups et autres melons</text:p>
          </table:table-cell>
          <table:table-cell table:style-name="Body"/>
          <table:table-cell table:style-name="Body"/>
          <table:table-cell office:value-type="float" office:value="2587053" table:style-name="Body">
            <text:p>2 587 053</text:p>
          </table:table-cell>
          <table:table-cell office:value-type="float" office:value="12479" table:style-name="Body">
            <text:p>12 479</text:p>
          </table:table-cell>
          <table:table-cell office:value-type="float" office:value="207.3" table:style-name="Body">
            <text:p>207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antaloups et autres melons</text:p>
          </table:table-cell>
          <table:table-cell office:value-type="string" table:style-name="Body">
            <text:p>Cantaloups et autres melons sous serres</text:p>
          </table:table-cell>
          <table:table-cell table:style-name="Body"/>
          <table:table-cell office:value-type="float" office:value="166927" table:style-name="Body">
            <text:p>166 927</text:p>
          </table:table-cell>
          <table:table-cell office:value-type="float" office:value="630" table:style-name="Body">
            <text:p>630</text:p>
          </table:table-cell>
          <table:table-cell office:value-type="float" office:value="265" table:style-name="Body">
            <text:p>265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antaloups et autres melons</text:p>
          </table:table-cell>
          <table:table-cell office:value-type="string" table:style-name="Body">
            <text:p>Cantaloups et autres melons en plein air</text:p>
          </table:table-cell>
          <table:table-cell table:style-name="Body"/>
          <table:table-cell office:value-type="float" office:value="2420126" table:style-name="Body">
            <text:p>2 420 126</text:p>
          </table:table-cell>
          <table:table-cell office:value-type="float" office:value="11849" table:style-name="Body">
            <text:p>11 849</text:p>
          </table:table-cell>
          <table:table-cell office:value-type="float" office:value="204.2" table:style-name="Body">
            <text:p>204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hayote ou christophin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itrouilles, potirons, courgettes</text:p>
          </table:table-cell>
          <table:table-cell table:style-name="Body"/>
          <table:table-cell table:style-name="Body"/>
          <table:table-cell office:value-type="float" office:value="2496405" table:style-name="Body">
            <text:p>2 496 405</text:p>
          </table:table-cell>
          <table:table-cell office:value-type="float" office:value="7359" table:style-name="Body">
            <text:p>7 359</text:p>
          </table:table-cell>
          <table:table-cell office:value-type="float" office:value="339.2" table:style-name="Body">
            <text:p>339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itrouilles, potirons, courgettes</text:p>
          </table:table-cell>
          <table:table-cell office:value-type="string" table:style-name="Body">
            <text:p>Courgette</text:p>
          </table:table-cell>
          <table:table-cell table:style-name="Body"/>
          <table:table-cell office:value-type="float" office:value="1272582" table:style-name="Body">
            <text:p>1 272 582</text:p>
          </table:table-cell>
          <table:table-cell office:value-type="float" office:value="2975" table:style-name="Body">
            <text:p>2 975</text:p>
          </table:table-cell>
          <table:table-cell office:value-type="float" office:value="427.8" table:style-name="Body">
            <text:p>427,8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itrouilles, potirons, courgettes</text:p>
          </table:table-cell>
          <table:table-cell office:value-type="string" table:style-name="Body">
            <text:p>Autres citrouilles [Courge], potirons, n.c.a. niv. 1</text:p>
          </table:table-cell>
          <table:table-cell table:style-name="Body"/>
          <table:table-cell office:value-type="float" office:value="1223823" table:style-name="Body">
            <text:p>1 223 823</text:p>
          </table:table-cell>
          <table:table-cell office:value-type="float" office:value="4384" table:style-name="Body">
            <text:p>4 384</text:p>
          </table:table-cell>
          <table:table-cell office:value-type="float" office:value="279.2" table:style-name="Body">
            <text:p>279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oncombres et cornichons</text:p>
          </table:table-cell>
          <table:table-cell table:style-name="Body"/>
          <table:table-cell table:style-name="Body"/>
          <table:table-cell office:value-type="float" office:value="1325714" table:style-name="Body">
            <text:p>1 325 714</text:p>
          </table:table-cell>
          <table:table-cell office:value-type="float" office:value="698" table:style-name="Body">
            <text:p>698</text:p>
          </table:table-cell>
          <table:table-cell office:value-type="float" office:value="1899.3" table:style-name="Body">
            <text:p>1 899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oncombres et cornichons</text:p>
          </table:table-cell>
          <table:table-cell office:value-type="string" table:style-name="Body">
            <text:p>Concombre</text:p>
          </table:table-cell>
          <table:table-cell table:style-name="Body"/>
          <table:table-cell office:value-type="float" office:value="1316480" table:style-name="Body">
            <text:p>1 316 480</text:p>
          </table:table-cell>
          <table:table-cell office:value-type="float" office:value="590" table:style-name="Body">
            <text:p>590</text:p>
          </table:table-cell>
          <table:table-cell office:value-type="float" office:value="2231.3" table:style-name="Body">
            <text:p>2 231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oncombres et cornichons</text:p>
          </table:table-cell>
          <table:table-cell office:value-type="string" table:style-name="Body">
            <text:p>Concombre</text:p>
          </table:table-cell>
          <table:table-cell office:value-type="string" table:style-name="Body">
            <text:p>Concombre sous serres</text:p>
          </table:table-cell>
          <table:table-cell office:value-type="float" office:value="1245203" table:style-name="Body">
            <text:p>1 245 203</text:p>
          </table:table-cell>
          <table:table-cell office:value-type="float" office:value="524" table:style-name="Body">
            <text:p>524</text:p>
          </table:table-cell>
          <table:table-cell office:value-type="float" office:value="2376.3" table:style-name="Body">
            <text:p>2 376,3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oncombres et cornichons</text:p>
          </table:table-cell>
          <table:table-cell office:value-type="string" table:style-name="Body">
            <text:p>Concombre</text:p>
          </table:table-cell>
          <table:table-cell office:value-type="string" table:style-name="Body">
            <text:p>Concombre en plein air</text:p>
          </table:table-cell>
          <table:table-cell office:value-type="float" office:value="71277" table:style-name="Body">
            <text:p>71 277</text:p>
          </table:table-cell>
          <table:table-cell office:value-type="float" office:value="66" table:style-name="Body">
            <text:p>66</text:p>
          </table:table-cell>
          <table:table-cell office:value-type="float" office:value="1080" table:style-name="Body">
            <text:p>1 080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Cucurbitacées</text:p>
          </table:table-cell>
          <table:table-cell office:value-type="string" table:style-name="Body">
            <text:p>Concombres et cornichons</text:p>
          </table:table-cell>
          <table:table-cell office:value-type="string" table:style-name="Body">
            <text:p>Cornichon</text:p>
          </table:table-cell>
          <table:table-cell table:style-name="Body"/>
          <table:table-cell office:value-type="float" office:value="9234" table:style-name="Body">
            <text:p>9 234</text:p>
          </table:table-cell>
          <table:table-cell office:value-type="float" office:value="108" table:style-name="Body">
            <text:p>108</text:p>
          </table:table-cell>
          <table:table-cell office:value-type="float" office:value="85.5" table:style-name="Body">
            <text:p>85,5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Tomate</text:p>
          </table:table-cell>
          <table:table-cell table:style-name="Body"/>
          <table:table-cell table:style-name="Body"/>
          <table:table-cell table:style-name="Body"/>
          <table:table-cell office:value-type="float" office:value="6319180" table:style-name="Body">
            <text:p>6 319 180</text:p>
          </table:table-cell>
          <table:table-cell office:value-type="float" office:value="4825" table:style-name="Body">
            <text:p>4 825</text:p>
          </table:table-cell>
          <table:table-cell office:value-type="float" office:value="1309.7" table:style-name="Body">
            <text:p>1 309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Tomate</text:p>
          </table:table-cell>
          <table:table-cell office:value-type="string" table:style-name="Body">
            <text:p>Tomate sous serres</text:p>
          </table:table-cell>
          <table:table-cell table:style-name="Body"/>
          <table:table-cell table:style-name="Body"/>
          <table:table-cell office:value-type="float" office:value="4623210" table:style-name="Body">
            <text:p>4 623 210</text:p>
          </table:table-cell>
          <table:table-cell office:value-type="float" office:value="2074" table:style-name="Body">
            <text:p>2 074</text:p>
          </table:table-cell>
          <table:table-cell office:value-type="float" office:value="2229.1" table:style-name="Body">
            <text:p>2 229,1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Tomate</text:p>
          </table:table-cell>
          <table:table-cell office:value-type="string" table:style-name="Body">
            <text:p>Tomate en plein air</text:p>
          </table:table-cell>
          <table:table-cell table:style-name="Body"/>
          <table:table-cell table:style-name="Body"/>
          <table:table-cell office:value-type="float" office:value="1695970" table:style-name="Body">
            <text:p>1 695 970</text:p>
          </table:table-cell>
          <table:table-cell office:value-type="float" office:value="2751" table:style-name="Body">
            <text:p>2 751</text:p>
          </table:table-cell>
          <table:table-cell office:value-type="float" office:value="616.5" table:style-name="Body">
            <text:p>616,5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Poivron, piment, gombo</text:p>
          </table:table-cell>
          <table:table-cell table:style-name="Body"/>
          <table:table-cell table:style-name="Body"/>
          <table:table-cell table:style-name="Body"/>
          <table:table-cell office:value-type="float" office:value="279883" table:style-name="Body">
            <text:p>279 883</text:p>
          </table:table-cell>
          <table:table-cell office:value-type="float" office:value="833" table:style-name="Body">
            <text:p>833</text:p>
          </table:table-cell>
          <table:table-cell office:value-type="float" office:value="336" table:style-name="Body">
            <text:p>33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Poivron, piment, gombo</text:p>
          </table:table-cell>
          <table:table-cell office:value-type="string" table:style-name="Body">
            <text:p>Poivron, piment</text:p>
          </table:table-cell>
          <table:table-cell table:style-name="Body"/>
          <table:table-cell table:style-name="Body"/>
          <table:table-cell office:value-type="float" office:value="279883" table:style-name="Body">
            <text:p>279 883</text:p>
          </table:table-cell>
          <table:table-cell office:value-type="float" office:value="833" table:style-name="Body">
            <text:p>833</text:p>
          </table:table-cell>
          <table:table-cell office:value-type="float" office:value="336" table:style-name="Body">
            <text:p>33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Poivron, piment, gombo</text:p>
          </table:table-cell>
          <table:table-cell office:value-type="string" table:style-name="Body">
            <text:p>Gombo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cultivés pour le fruit</text:p>
          </table:table-cell>
          <table:table-cell office:value-type="string" table:style-name="Body">
            <text:p>Banane plantain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15298226" table:style-name="Body">
            <text:p>15 298 226</text:p>
          </table:table-cell>
          <table:table-cell office:value-type="float" office:value="42913" table:style-name="Body">
            <text:p>42 913</text:p>
          </table:table-cell>
          <table:table-cell office:value-type="float" office:value="356.5" table:style-name="Body">
            <text:p>356,5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Carottes</text:p>
          </table:table-cell>
          <table:table-cell table:style-name="Body"/>
          <table:table-cell table:style-name="Body"/>
          <table:table-cell table:style-name="Body"/>
          <table:table-cell office:value-type="float" office:value="5259697" table:style-name="Body">
            <text:p>5 259 697</text:p>
          </table:table-cell>
          <table:table-cell office:value-type="float" office:value="12502" table:style-name="Body">
            <text:p>12 502</text:p>
          </table:table-cell>
          <table:table-cell office:value-type="float" office:value="420.7" table:style-name="Body">
            <text:p>420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Carottes</text:p>
          </table:table-cell>
          <table:table-cell office:value-type="string" table:style-name="Body">
            <text:p>Carottes pour le frais</text:p>
          </table:table-cell>
          <table:table-cell table:style-name="Body"/>
          <table:table-cell table:style-name="Body"/>
          <table:table-cell office:value-type="float" office:value="3098650" table:style-name="Body">
            <text:p>3 098 650</text:p>
          </table:table-cell>
          <table:table-cell office:value-type="float" office:value="8229" table:style-name="Body">
            <text:p>8 229</text:p>
          </table:table-cell>
          <table:table-cell office:value-type="float" office:value="376.6" table:style-name="Body">
            <text:p>376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Carottes</text:p>
          </table:table-cell>
          <table:table-cell office:value-type="string" table:style-name="Body">
            <text:p>Carottes pour l'industrie</text:p>
          </table:table-cell>
          <table:table-cell table:style-name="Body"/>
          <table:table-cell table:style-name="Body"/>
          <table:table-cell office:value-type="float" office:value="2161047" table:style-name="Body">
            <text:p>2 161 047</text:p>
          </table:table-cell>
          <table:table-cell office:value-type="float" office:value="4273" table:style-name="Body">
            <text:p>4 273</text:p>
          </table:table-cell>
          <table:table-cell office:value-type="float" office:value="505.7" table:style-name="Body">
            <text:p>505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Navet potager</text:p>
          </table:table-cell>
          <table:table-cell table:style-name="Body"/>
          <table:table-cell table:style-name="Body"/>
          <table:table-cell table:style-name="Body"/>
          <table:table-cell office:value-type="float" office:value="572263" table:style-name="Body">
            <text:p>572 263</text:p>
          </table:table-cell>
          <table:table-cell office:value-type="float" office:value="2247" table:style-name="Body">
            <text:p>2 247</text:p>
          </table:table-cell>
          <table:table-cell office:value-type="float" office:value="254.7" table:style-name="Body">
            <text:p>254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Ail</text:p>
          </table:table-cell>
          <table:table-cell table:style-name="Body"/>
          <table:table-cell table:style-name="Body"/>
          <table:table-cell table:style-name="Body"/>
          <table:table-cell office:value-type="float" office:value="223881" table:style-name="Body">
            <text:p>223 881</text:p>
          </table:table-cell>
          <table:table-cell office:value-type="float" office:value="3214" table:style-name="Body">
            <text:p>3 214</text:p>
          </table:table-cell>
          <table:table-cell office:value-type="float" office:value="69.7" table:style-name="Body">
            <text:p>69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Ail</text:p>
          </table:table-cell>
          <table:table-cell office:value-type="string" table:style-name="Body">
            <text:p>Ail (en vert)</text:p>
          </table:table-cell>
          <table:table-cell table:style-name="Body"/>
          <table:table-cell table:style-name="Body"/>
          <table:table-cell office:value-type="float" office:value="25530" table:style-name="Body">
            <text:p>25 530</text:p>
          </table:table-cell>
          <table:table-cell office:value-type="float" office:value="243" table:style-name="Body">
            <text:p>243</text:p>
          </table:table-cell>
          <table:table-cell office:value-type="float" office:value="105.1" table:style-name="Body">
            <text:p>105,1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Ail</text:p>
          </table:table-cell>
          <table:table-cell office:value-type="string" table:style-name="Body">
            <text:p>Ail (en sec)</text:p>
          </table:table-cell>
          <table:table-cell table:style-name="Body"/>
          <table:table-cell table:style-name="Body"/>
          <table:table-cell office:value-type="float" office:value="198351" table:style-name="Body">
            <text:p>198 351</text:p>
          </table:table-cell>
          <table:table-cell office:value-type="float" office:value="2971" table:style-name="Body">
            <text:p>2 971</text:p>
          </table:table-cell>
          <table:table-cell office:value-type="float" office:value="66.8" table:style-name="Body">
            <text:p>66,8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Oignon et échalote</text:p>
          </table:table-cell>
          <table:table-cell table:style-name="Body"/>
          <table:table-cell table:style-name="Body"/>
          <table:table-cell table:style-name="Body"/>
          <table:table-cell office:value-type="float" office:value="6836169" table:style-name="Body">
            <text:p>6 836 169</text:p>
          </table:table-cell>
          <table:table-cell office:value-type="float" office:value="16716" table:style-name="Body">
            <text:p>16 716</text:p>
          </table:table-cell>
          <table:table-cell office:value-type="float" office:value="409" table:style-name="Body">
            <text:p>409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Oignon et échalote</text:p>
          </table:table-cell>
          <table:table-cell office:value-type="string" table:style-name="Body">
            <text:p>Oignon</text:p>
          </table:table-cell>
          <table:table-cell table:style-name="Body"/>
          <table:table-cell table:style-name="Body"/>
          <table:table-cell office:value-type="float" office:value="6490356" table:style-name="Body">
            <text:p>6 490 356</text:p>
          </table:table-cell>
          <table:table-cell office:value-type="float" office:value="14662" table:style-name="Body">
            <text:p>14 662</text:p>
          </table:table-cell>
          <table:table-cell office:value-type="float" office:value="442.7" table:style-name="Body">
            <text:p>442,7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Oignon et échalote</text:p>
          </table:table-cell>
          <table:table-cell office:value-type="string" table:style-name="Body">
            <text:p>Oignon</text:p>
          </table:table-cell>
          <table:table-cell office:value-type="string" table:style-name="Body">
            <text:p>Oignon blanc</text:p>
          </table:table-cell>
          <table:table-cell table:style-name="Body"/>
          <table:table-cell office:value-type="float" office:value="829275" table:style-name="Body">
            <text:p>829 275</text:p>
          </table:table-cell>
          <table:table-cell office:value-type="float" office:value="2659" table:style-name="Body">
            <text:p>2 659</text:p>
          </table:table-cell>
          <table:table-cell office:value-type="float" office:value="311.9" table:style-name="Body">
            <text:p>311,9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Oignon et échalote</text:p>
          </table:table-cell>
          <table:table-cell office:value-type="string" table:style-name="Body">
            <text:p>Oignon</text:p>
          </table:table-cell>
          <table:table-cell office:value-type="string" table:style-name="Body">
            <text:p>Oignon de couleur</text:p>
          </table:table-cell>
          <table:table-cell table:style-name="Body"/>
          <table:table-cell office:value-type="float" office:value="5661081" table:style-name="Body">
            <text:p>5 661 081</text:p>
          </table:table-cell>
          <table:table-cell office:value-type="float" office:value="12003" table:style-name="Body">
            <text:p>12 003</text:p>
          </table:table-cell>
          <table:table-cell office:value-type="float" office:value="471.6" table:style-name="Body">
            <text:p>471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Oignon et échalote</text:p>
          </table:table-cell>
          <table:table-cell office:value-type="string" table:style-name="Body">
            <text:p>Echalote</text:p>
          </table:table-cell>
          <table:table-cell table:style-name="Body"/>
          <table:table-cell table:style-name="Body"/>
          <table:table-cell office:value-type="float" office:value="345813" table:style-name="Body">
            <text:p>345 813</text:p>
          </table:table-cell>
          <table:table-cell office:value-type="float" office:value="2054" table:style-name="Body">
            <text:p>2 054</text:p>
          </table:table-cell>
          <table:table-cell office:value-type="float" office:value="168.4" table:style-name="Body">
            <text:p>168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Betterave potagère</text:p>
          </table:table-cell>
          <table:table-cell table:style-name="Body"/>
          <table:table-cell table:style-name="Body"/>
          <table:table-cell table:style-name="Body"/>
          <table:table-cell office:value-type="float" office:value="1275904" table:style-name="Body">
            <text:p>1 275 904</text:p>
          </table:table-cell>
          <table:table-cell office:value-type="float" office:value="3212" table:style-name="Body">
            <text:p>3 212</text:p>
          </table:table-cell>
          <table:table-cell office:value-type="float" office:value="397.2" table:style-name="Body">
            <text:p>397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Radis</text:p>
          </table:table-cell>
          <table:table-cell table:style-name="Body"/>
          <table:table-cell table:style-name="Body"/>
          <table:table-cell table:style-name="Body"/>
          <table:table-cell office:value-type="float" office:value="457871" table:style-name="Body">
            <text:p>457 871</text:p>
          </table:table-cell>
          <table:table-cell office:value-type="float" office:value="3053" table:style-name="Body">
            <text:p>3 053</text:p>
          </table:table-cell>
          <table:table-cell office:value-type="float" office:value="150" table:style-name="Body">
            <text:p>150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Céleri rave</text:p>
          </table:table-cell>
          <table:table-cell table:style-name="Body"/>
          <table:table-cell table:style-name="Body"/>
          <table:table-cell table:style-name="Body"/>
          <table:table-cell office:value-type="float" office:value="503358" table:style-name="Body">
            <text:p>503 358</text:p>
          </table:table-cell>
          <table:table-cell office:value-type="float" office:value="1407" table:style-name="Body">
            <text:p>1 407</text:p>
          </table:table-cell>
          <table:table-cell office:value-type="float" office:value="357.8" table:style-name="Body">
            <text:p>357,8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Racines, bulbes et tubercules</text:p>
          </table:table-cell>
          <table:table-cell office:value-type="string" table:style-name="Body">
            <text:p>Salsifis et scorsonère</text:p>
          </table:table-cell>
          <table:table-cell table:style-name="Body"/>
          <table:table-cell table:style-name="Body"/>
          <table:table-cell table:style-name="Body"/>
          <table:table-cell office:value-type="float" office:value="169083" table:style-name="Body">
            <text:p>169 083</text:p>
          </table:table-cell>
          <table:table-cell office:value-type="float" office:value="562" table:style-name="Body">
            <text:p>562</text:p>
          </table:table-cell>
          <table:table-cell office:value-type="float" office:value="300.9" table:style-name="Body">
            <text:p>300,9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à coss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6836632" table:style-name="Body">
            <text:p>6 836 632</text:p>
          </table:table-cell>
          <table:table-cell office:value-type="float" office:value="85713" table:style-name="Body">
            <text:p>85 713</text:p>
          </table:table-cell>
          <table:table-cell office:value-type="float" office:value="79.8" table:style-name="Body">
            <text:p>79,8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à cosse</text:p>
          </table:table-cell>
          <table:table-cell office:value-type="string" table:style-name="Body">
            <text:p>Petits pois</text:p>
          </table:table-cell>
          <table:table-cell table:style-name="Body"/>
          <table:table-cell table:style-name="Body"/>
          <table:table-cell table:style-name="Body"/>
          <table:table-cell office:value-type="float" office:value="2652411" table:style-name="Body">
            <text:p>2 652 411</text:p>
          </table:table-cell>
          <table:table-cell office:value-type="float" office:value="45452" table:style-name="Body">
            <text:p>45 452</text:p>
          </table:table-cell>
          <table:table-cell office:value-type="float" office:value="58.4" table:style-name="Body">
            <text:p>58,4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à cosse</text:p>
          </table:table-cell>
          <table:table-cell office:value-type="string" table:style-name="Body">
            <text:p>Haricots frais</text:p>
          </table:table-cell>
          <table:table-cell table:style-name="Body"/>
          <table:table-cell table:style-name="Body"/>
          <table:table-cell table:style-name="Body"/>
          <table:table-cell office:value-type="float" office:value="4184221" table:style-name="Body">
            <text:p>4 184 221</text:p>
          </table:table-cell>
          <table:table-cell office:value-type="float" office:value="40261" table:style-name="Body">
            <text:p>40 261</text:p>
          </table:table-cell>
          <table:table-cell office:value-type="float" office:value="103.9" table:style-name="Body">
            <text:p>103,9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à cosse</text:p>
          </table:table-cell>
          <table:table-cell office:value-type="string" table:style-name="Body">
            <text:p>Haricots frais</text:p>
          </table:table-cell>
          <table:table-cell office:value-type="string" table:style-name="Body">
            <text:p>Haricots à écosser et demi-secs (grain)</text:p>
          </table:table-cell>
          <table:table-cell table:style-name="Body"/>
          <table:table-cell table:style-name="Body"/>
          <table:table-cell office:value-type="float" office:value="310037" table:style-name="Body">
            <text:p>310 037</text:p>
          </table:table-cell>
          <table:table-cell office:value-type="float" office:value="6567" table:style-name="Body">
            <text:p>6 567</text:p>
          </table:table-cell>
          <table:table-cell office:value-type="float" office:value="47.2" table:style-name="Body">
            <text:p>47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à cosse</text:p>
          </table:table-cell>
          <table:table-cell office:value-type="string" table:style-name="Body">
            <text:p>Haricots frais</text:p>
          </table:table-cell>
          <table:table-cell office:value-type="string" table:style-name="Body">
            <text:p>Haricots verts (y c. haricots beurre)</text:p>
          </table:table-cell>
          <table:table-cell table:style-name="Body"/>
          <table:table-cell table:style-name="Body"/>
          <table:table-cell office:value-type="float" office:value="3874184" table:style-name="Body">
            <text:p>3 874 184</text:p>
          </table:table-cell>
          <table:table-cell office:value-type="float" office:value="33694" table:style-name="Body">
            <text:p>33 694</text:p>
          </table:table-cell>
          <table:table-cell office:value-type="float" office:value="115" table:style-name="Body">
            <text:p>115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à cosse</text:p>
          </table:table-cell>
          <table:table-cell office:value-type="string" table:style-name="Body">
            <text:p>Légumes à cosse d'origine tropicale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Maïs doux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4002671" table:style-name="Body">
            <text:p>4 002 671</text:p>
          </table:table-cell>
          <table:table-cell office:value-type="float" office:value="22009" table:style-name="Body">
            <text:p>22 009</text:p>
          </table:table-cell>
          <table:table-cell office:value-type="float" office:value="181.9" table:style-name="Body">
            <text:p>181,9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sec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705110" table:style-name="Body">
            <text:p>705 110</text:p>
          </table:table-cell>
          <table:table-cell office:value-type="float" office:value="58705" table:style-name="Body">
            <text:p>58 705</text:p>
          </table:table-cell>
          <table:table-cell office:value-type="float" office:value="12" table:style-name="Body">
            <text:p>1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secs</text:p>
          </table:table-cell>
          <table:table-cell office:value-type="string" table:style-name="Body">
            <text:p>Haricots secs (y compris semences)</text:p>
          </table:table-cell>
          <table:table-cell table:style-name="Body"/>
          <table:table-cell table:style-name="Body"/>
          <table:table-cell table:style-name="Body"/>
          <table:table-cell office:value-type="float" office:value="89187" table:style-name="Body">
            <text:p>89 187</text:p>
          </table:table-cell>
          <table:table-cell office:value-type="float" office:value="4789" table:style-name="Body">
            <text:p>4 789</text:p>
          </table:table-cell>
          <table:table-cell office:value-type="float" office:value="18.6" table:style-name="Body">
            <text:p>18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secs</text:p>
          </table:table-cell>
          <table:table-cell office:value-type="string" table:style-name="Body">
            <text:p>Lentilles (y compris semences)</text:p>
          </table:table-cell>
          <table:table-cell table:style-name="Body"/>
          <table:table-cell table:style-name="Body"/>
          <table:table-cell table:style-name="Body"/>
          <table:table-cell office:value-type="float" office:value="273911" table:style-name="Body">
            <text:p>273 911</text:p>
          </table:table-cell>
          <table:table-cell office:value-type="float" office:value="33293" table:style-name="Body">
            <text:p>33 293</text:p>
          </table:table-cell>
          <table:table-cell office:value-type="float" office:value="8.2" table:style-name="Body">
            <text:p>8,2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Légumes secs</text:p>
          </table:table-cell>
          <table:table-cell office:value-type="string" table:style-name="Body">
            <text:p>Pois secs (pois de casserie) (y compris semences)</text:p>
          </table:table-cell>
          <table:table-cell table:style-name="Body"/>
          <table:table-cell table:style-name="Body"/>
          <table:table-cell table:style-name="Body"/>
          <table:table-cell office:value-type="float" office:value="342012" table:style-name="Body">
            <text:p>342 012</text:p>
          </table:table-cell>
          <table:table-cell office:value-type="float" office:value="20623" table:style-name="Body">
            <text:p>20 623</text:p>
          </table:table-cell>
          <table:table-cell office:value-type="float" office:value="16.6" table:style-name="Body">
            <text:p>16,6</text:p>
          </table:table-cell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Champignons et truffes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804106" table:style-name="Body">
            <text:p>804 106</text:p>
          </table:table-cell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Champignons et truffes</text:p>
          </table:table-cell>
          <table:table-cell office:value-type="string" table:style-name="Body">
            <text:p>Champignons cultivés</text:p>
          </table:table-cell>
          <table:table-cell table:style-name="Body"/>
          <table:table-cell table:style-name="Body"/>
          <table:table-cell table:style-name="Body"/>
          <table:table-cell office:value-type="float" office:value="803798" table:style-name="Body">
            <text:p>803 798</text:p>
          </table:table-cell>
          <table:table-cell table:style-name="Body"/>
          <table:table-cell table:style-name="Body"/>
        </table:table-row>
        <table:table-row>
          <table:table-cell office:value-type="string" table:style-name="Body">
            <text:p>Légumes frais, melons ou fraises</text:p>
          </table:table-cell>
          <table:table-cell office:value-type="string" table:style-name="Body">
            <text:p>Champignons et truffes</text:p>
          </table:table-cell>
          <table:table-cell office:value-type="string" table:style-name="Body">
            <text:p>Truffes</text:p>
          </table:table-cell>
          <table:table-cell table:style-name="Body"/>
          <table:table-cell table:style-name="Body"/>
          <table:table-cell table:style-name="Body"/>
          <table:table-cell office:value-type="float" office:value="308" table:style-name="Body">
            <text:p>308</text:p>
          </table:table-cell>
          <table:table-cell table:style-name="Body"/>
          <table:table-cell table:style-name="Body"/>
        </table:table-row>
      </table:table>
      <table:table table:name="Propriété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ate et heure d'export : 2022-05-04 10:43:04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mension</text:p>
          </table:table-cell>
          <table:table-cell office:value-type="string">
            <text:p>Niveau</text:p>
          </table:table-cell>
          <table:table-cell office:value-type="string">
            <text:p>Filt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nnée de référence</text:p>
          </table:table-cell>
          <table:table-cell office:value-type="string">
            <text:p>Année de référence</text:p>
          </table:table-cell>
          <table:table-cell office:value-type="string">
            <text:p>20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éographie</text:p>
          </table:table-cell>
          <table:table-cell office:value-type="string">
            <text:p>Métropole ou DOM</text:p>
          </table:table-cell>
          <table:table-cell office:value-type="string">
            <text:p>FR métro - France métropolitain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otes</text:p>
          </table:table-cell>
          <table:table-cell office:value-type="string">
            <text:p>- Les données de la SAA n-1 (2020) sont définitives (arrêtées mi octobre de l'année n). Les données provisoires 2021 seront publiées en avril n+1.</text:p>
          </table:table-cell>
          <table:table-cell/>
          <table:table-cell office:value-type="string">
            <text:p>- La production est évaluée en quintal, la superficie développée en hectare et donc le rendement en quintal à l'hectare.</text:p>
          </table:table-cell>
          <table:table-cell/>
          <table:table-cell office:value-type="string">
            <text:p>- Pour la lavande, le lavandin et le géranium, le rendement est exprimé en kg d'essence par ha et la production en quintaux d'essence.</text:p>
          </table:table-cell>
          <table:table-cell/>
          <table:table-cell office:value-type="string">
            <text:p>- Le total chanvre est la somme de "chanvre papier" et "autres plantes textiles".</text:p>
          </table:table-cell>
          <table:table-cell/>
          <table:table-cell office:value-type="string">
            <text:p>- La géographie d'un territoire correspond à celle du code officiel géographique 2010, date du dernier recensement agricole.</text:p>
          </table:table-cell>
          <table:table-cell/>
          <table:table-cell office:value-type="string">
            <text:p>- La SAA est une opération de synthèse à partir de sources multiples. Sur quelques produits, certains chiffres départementaux ou régionaux sont à utiliser avec précaution. </text:p>
          </table:table-cell>
          <table:table-cell/>
          <table:table-cell office:value-type="string">
            <text:p>- Les recommandations d’utilisation de ces chiffres sont disponibles : https://agreste.agriculture.gouv.fr/agreste-web/download/methode/S-SAA/SAA_2019_Indicateurs_statut_des_produits.pdf</text:p>
          </table:table-cell>
          <table:table-cell/>
          <table:table-cell office:value-type="string">
            <text:p>- De 2000 à 2006, seules les données de surface sont disponibles pour les DOM.<text:s text:c="2"/>Attention, sur cette période, la production du total France entière ne comprend pas les DOM. Les données pour Mayotte ne sont disponibles qu'à partir de 2016.</text:p>
          </table:table-cell>
          <table:table-cell/>
        </table:table-row>
        <table:table-row>
          <table:table-cell office:value-type="string">
            <text:p>Source</text:p>
          </table:table-cell>
          <table:table-cell office:value-type="string">
            <text:p>Agreste - Statistique agricole annuelle (SAA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number-rows-repeated="2"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number-rows-repeated="2">
          <table:table-cell table:number-columns-repeated="17"/>
        </table:table-row>
        <table:table-row>
          <table:table-cell office:value-type="string">
            <text:p>Export réalisé par l'application Disar</text:p>
          </table:table-cell>
          <table:table-cell table:number-columns-repeated="16"/>
        </table:table-row>
        <table:table-row>
          <table:table-cell office:value-type="string">
            <text:p>Ministère en charge de l'Agriculture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" style:family="table-cell" style:parent-style-name="Default">
      <style:table-cell-properties fo:background-color="#b2b2b2" fo:border="0.06pt solid #000000" loext:vertical-justify="auto"/>
      <style:paragraph-properties css3t:text-justify="auto"/>
      <style:text-properties style:font-name="Arial" fo:font-family="Arial" style:font-style-name="Gras" style:font-family-generic="swiss" style:font-pitch="variable" fo:font-size="11pt" fo:font-weight="bold"/>
    </style:style>
    <style:style style:name="Body" style:family="table-cell" style:parent-style-name="Default">
      <style:table-cell-properties fo:border="0.06pt solid #000000"/>
      <style:text-properties style:font-name="Arial1" fo:font-family="Arial" style:font-style-name="Normal" style:font-family-generic="swiss" style:font-pitch="variable" fo:font-size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53:58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Boyer</meta:initial-creator>
    <meta:creation-date>2017-01-18T16:12:23.881000000</meta:creation-date>
    <dc:date>2017-01-19T10:54:16.696000000</dc:date>
    <dc:creator>Romain Boyer</dc:creator>
    <meta:editing-duration>PT2M23S</meta:editing-duration>
    <meta:editing-cycles>4</meta:editing-cycles>
    <meta:generator>jOpenDocument/1.3</meta:generator>
  </office:meta>
</office:document-meta>
</file>